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s" fo:country="AR" officeooo:rsid="00adfb91" officeooo:paragraph-rsid="00178d13"/>
    </style:style>
    <style:style style:name="P2" style:family="paragraph" style:parent-style-name="Standard">
      <style:text-properties fo:language="es" fo:country="AR" officeooo:rsid="004f659a" officeooo:paragraph-rsid="002e39c4"/>
    </style:style>
    <style:style style:name="P3" style:family="paragraph" style:parent-style-name="normal">
      <style:text-properties fo:language="es" fo:country="AR" officeooo:rsid="00247fcd" officeooo:paragraph-rsid="00178d13"/>
    </style:style>
    <style:style style:name="P4" style:family="paragraph" style:parent-style-name="normal">
      <style:text-properties fo:language="es" fo:country="AR" officeooo:rsid="0032dc05" officeooo:paragraph-rsid="00178d13"/>
    </style:style>
    <style:style style:name="P5" style:family="paragraph" style:parent-style-name="normal">
      <style:text-properties fo:language="es" fo:country="AR" officeooo:rsid="001ac958" officeooo:paragraph-rsid="00178d13"/>
    </style:style>
    <style:style style:name="P6" style:family="paragraph" style:parent-style-name="normal">
      <style:text-properties fo:language="es" fo:country="AR" officeooo:rsid="001be4d3" officeooo:paragraph-rsid="00178d13"/>
    </style:style>
    <style:style style:name="P7" style:family="paragraph" style:parent-style-name="normal">
      <style:text-properties fo:language="es" fo:country="AR" officeooo:rsid="001f275a" officeooo:paragraph-rsid="00178d13"/>
    </style:style>
    <style:style style:name="P8" style:family="paragraph" style:parent-style-name="normal">
      <style:text-properties fo:language="es" fo:country="AR" officeooo:rsid="0054c5e5" officeooo:paragraph-rsid="00178d13"/>
    </style:style>
    <style:style style:name="P9" style:family="paragraph" style:parent-style-name="normal">
      <style:text-properties fo:language="es" fo:country="AR" officeooo:rsid="0021515b" officeooo:paragraph-rsid="00178d13"/>
    </style:style>
    <style:style style:name="P10" style:family="paragraph" style:parent-style-name="normal">
      <style:text-properties fo:language="es" fo:country="AR" officeooo:rsid="008b4ef4" officeooo:paragraph-rsid="00178d13" fo:background-color="transparent"/>
    </style:style>
    <style:style style:name="P11" style:family="paragraph" style:parent-style-name="normal">
      <style:text-properties fo:language="es" fo:country="AR" officeooo:rsid="0021fa78" officeooo:paragraph-rsid="0024a5be"/>
    </style:style>
    <style:style style:name="P12" style:family="paragraph" style:parent-style-name="normal">
      <style:text-properties fo:language="es" fo:country="AR" officeooo:rsid="002c9246" officeooo:paragraph-rsid="00178d13"/>
    </style:style>
    <style:style style:name="P13" style:family="paragraph" style:parent-style-name="normal">
      <style:text-properties fo:language="es" fo:country="AR" officeooo:rsid="002c9246" officeooo:paragraph-rsid="0024a5be"/>
    </style:style>
    <style:style style:name="P14" style:family="paragraph" style:parent-style-name="normal">
      <style:text-properties fo:language="es" fo:country="AR" officeooo:rsid="0023b39b" officeooo:paragraph-rsid="00178d13"/>
    </style:style>
    <style:style style:name="P15" style:family="paragraph" style:parent-style-name="normal">
      <style:text-properties fo:language="es" fo:country="AR" officeooo:rsid="0023b39b" officeooo:paragraph-rsid="0024a5be"/>
    </style:style>
    <style:style style:name="P16" style:family="paragraph" style:parent-style-name="normal">
      <style:text-properties fo:language="es" fo:country="AR" officeooo:rsid="0023ce0c" officeooo:paragraph-rsid="00178d13"/>
    </style:style>
    <style:style style:name="P17" style:family="paragraph" style:parent-style-name="normal">
      <style:text-properties fo:language="es" fo:country="AR" officeooo:rsid="002418e3" officeooo:paragraph-rsid="00178d13"/>
    </style:style>
    <style:style style:name="P18" style:family="paragraph" style:parent-style-name="normal">
      <style:text-properties fo:language="es" fo:country="AR" officeooo:rsid="001fc7a4" officeooo:paragraph-rsid="00178d13" fo:background-color="#ffff00"/>
    </style:style>
    <style:style style:name="P19" style:family="paragraph" style:parent-style-name="normal">
      <style:text-properties fo:language="es" fo:country="AR" officeooo:rsid="0028d7cc" officeooo:paragraph-rsid="00328bc9" fo:background-color="#ffff00"/>
    </style:style>
    <style:style style:name="P20" style:family="paragraph" style:parent-style-name="normal">
      <style:text-properties fo:language="es" fo:country="AR" officeooo:rsid="00270789" officeooo:paragraph-rsid="00178d13"/>
    </style:style>
    <style:style style:name="P21" style:family="paragraph" style:parent-style-name="normal">
      <style:text-properties fo:language="es" fo:country="AR" officeooo:rsid="00adfb91" officeooo:paragraph-rsid="00178d13"/>
    </style:style>
    <style:style style:name="P22" style:family="paragraph" style:parent-style-name="normal">
      <style:paragraph-properties fo:text-align="center" style:justify-single-word="false"/>
      <style:text-properties fo:language="es" fo:country="AR" officeooo:rsid="002e2c2c" officeooo:paragraph-rsid="00178d13"/>
    </style:style>
    <style:style style:name="P23" style:family="paragraph" style:parent-style-name="normal">
      <style:text-properties fo:language="es" fo:country="AR" officeooo:rsid="002e2c2c" officeooo:paragraph-rsid="00178d13"/>
    </style:style>
    <style:style style:name="P24" style:family="paragraph" style:parent-style-name="normal">
      <style:text-properties fo:language="es" fo:country="AR" officeooo:rsid="002fb05f" officeooo:paragraph-rsid="00178d13"/>
    </style:style>
    <style:style style:name="P25" style:family="paragraph" style:parent-style-name="normal">
      <style:text-properties fo:language="es" fo:country="AR" officeooo:rsid="00333e1d" officeooo:paragraph-rsid="00178d13"/>
    </style:style>
    <style:style style:name="P26" style:family="paragraph" style:parent-style-name="normal">
      <style:text-properties fo:language="es" fo:country="AR" officeooo:rsid="00343826" officeooo:paragraph-rsid="00178d13"/>
    </style:style>
    <style:style style:name="P27" style:family="paragraph" style:parent-style-name="normal">
      <style:text-properties fo:language="es" fo:country="AR" officeooo:rsid="00347d7e" officeooo:paragraph-rsid="00178d13"/>
    </style:style>
    <style:style style:name="P28" style:family="paragraph" style:parent-style-name="normal">
      <style:text-properties fo:language="es" fo:country="AR" officeooo:rsid="011ac20c" officeooo:paragraph-rsid="00178d13"/>
    </style:style>
    <style:style style:name="P29" style:family="paragraph" style:parent-style-name="normal">
      <style:text-properties fo:language="es" fo:country="AR" officeooo:rsid="0037b7e9" officeooo:paragraph-rsid="00178d13"/>
    </style:style>
    <style:style style:name="P30" style:family="paragraph" style:parent-style-name="normal">
      <style:text-properties fo:language="es" fo:country="AR" officeooo:rsid="003d281f" officeooo:paragraph-rsid="00178d13"/>
    </style:style>
    <style:style style:name="P31" style:family="paragraph" style:parent-style-name="normal">
      <style:text-properties fo:language="es" fo:country="AR" officeooo:rsid="00958515" officeooo:paragraph-rsid="00178d13"/>
    </style:style>
    <style:style style:name="P32" style:family="paragraph" style:parent-style-name="normal">
      <style:text-properties fo:language="es" fo:country="AR" officeooo:rsid="003929ed" officeooo:paragraph-rsid="00178d13"/>
    </style:style>
    <style:style style:name="P33" style:family="paragraph" style:parent-style-name="normal">
      <style:text-properties fo:language="es" fo:country="AR" officeooo:rsid="003d5ae7" officeooo:paragraph-rsid="00178d13"/>
    </style:style>
    <style:style style:name="P34" style:family="paragraph" style:parent-style-name="normal">
      <style:text-properties fo:language="es" fo:country="AR" officeooo:rsid="003e65c2" officeooo:paragraph-rsid="00178d13"/>
    </style:style>
    <style:style style:name="P35" style:family="paragraph" style:parent-style-name="normal">
      <style:text-properties fo:language="es" fo:country="AR" officeooo:rsid="00427d73" officeooo:paragraph-rsid="00178d13"/>
    </style:style>
    <style:style style:name="P36" style:family="paragraph" style:parent-style-name="normal">
      <style:text-properties fo:language="es" fo:country="AR" officeooo:rsid="004158b5" officeooo:paragraph-rsid="00178d13"/>
    </style:style>
    <style:style style:name="P37" style:family="paragraph" style:parent-style-name="normal">
      <style:text-properties fo:language="es" fo:country="AR" officeooo:rsid="0046f1e8" officeooo:paragraph-rsid="00178d13"/>
    </style:style>
    <style:style style:name="P38" style:family="paragraph" style:parent-style-name="normal">
      <style:text-properties fo:language="es" fo:country="AR" officeooo:rsid="0048eee7" officeooo:paragraph-rsid="00178d13"/>
    </style:style>
    <style:style style:name="P39" style:family="paragraph" style:parent-style-name="normal">
      <style:text-properties fo:language="es" fo:country="AR" officeooo:rsid="0049af48" officeooo:paragraph-rsid="00178d13"/>
    </style:style>
    <style:style style:name="P40" style:family="paragraph" style:parent-style-name="normal">
      <style:text-properties fo:language="es" fo:country="AR" officeooo:rsid="004b83bd" officeooo:paragraph-rsid="00178d13"/>
    </style:style>
    <style:style style:name="P41" style:family="paragraph" style:parent-style-name="normal">
      <style:text-properties fo:language="es" fo:country="AR" officeooo:rsid="004dbf72" officeooo:paragraph-rsid="00178d13"/>
    </style:style>
    <style:style style:name="P42" style:family="paragraph" style:parent-style-name="normal">
      <style:text-properties fo:language="es" fo:country="AR" officeooo:rsid="004f659a" officeooo:paragraph-rsid="00178d13"/>
    </style:style>
    <style:style style:name="P43" style:family="paragraph" style:parent-style-name="normal">
      <style:text-properties fo:language="es" fo:country="AR" officeooo:rsid="004f659a" officeooo:paragraph-rsid="002e39c4"/>
    </style:style>
    <style:style style:name="P44" style:family="paragraph" style:parent-style-name="normal">
      <style:text-properties fo:language="es" fo:country="AR" officeooo:rsid="005305ac" officeooo:paragraph-rsid="00178d13"/>
    </style:style>
    <style:style style:name="P45" style:family="paragraph" style:parent-style-name="normal">
      <style:text-properties fo:language="es" fo:country="AR" officeooo:rsid="005452fd" officeooo:paragraph-rsid="00178d13"/>
    </style:style>
    <style:style style:name="P46" style:family="paragraph" style:parent-style-name="normal">
      <style:text-properties fo:language="es" fo:country="AR" officeooo:rsid="00580054" officeooo:paragraph-rsid="00178d13"/>
    </style:style>
    <style:style style:name="P47" style:family="paragraph" style:parent-style-name="normal">
      <style:text-properties fo:language="es" fo:country="AR" officeooo:rsid="00580054" officeooo:paragraph-rsid="002e39c4"/>
    </style:style>
    <style:style style:name="P48" style:family="paragraph" style:parent-style-name="normal">
      <style:text-properties fo:language="es" fo:country="AR" officeooo:rsid="005a8cdc" officeooo:paragraph-rsid="00178d13"/>
    </style:style>
    <style:style style:name="P49" style:family="paragraph" style:parent-style-name="normal">
      <style:text-properties fo:language="es" fo:country="AR" officeooo:rsid="009043f2" officeooo:paragraph-rsid="00178d13"/>
    </style:style>
    <style:style style:name="P50" style:family="paragraph" style:parent-style-name="normal">
      <style:text-properties fo:language="es" fo:country="AR" officeooo:rsid="0090772c" officeooo:paragraph-rsid="00178d13"/>
    </style:style>
    <style:style style:name="P51" style:family="paragraph" style:parent-style-name="normal">
      <style:text-properties fo:language="es" fo:country="AR" officeooo:rsid="00927039" officeooo:paragraph-rsid="00178d13"/>
    </style:style>
    <style:style style:name="P52" style:family="paragraph" style:parent-style-name="normal">
      <style:text-properties fo:language="es" fo:country="AR" officeooo:rsid="009583ce" officeooo:paragraph-rsid="00178d13"/>
    </style:style>
    <style:style style:name="P53" style:family="paragraph" style:parent-style-name="normal">
      <style:text-properties fo:language="es" fo:country="AR" officeooo:rsid="0096fb5e" officeooo:paragraph-rsid="00178d13"/>
    </style:style>
    <style:style style:name="P54" style:family="paragraph" style:parent-style-name="normal">
      <style:text-properties fo:language="es" fo:country="AR" officeooo:rsid="009bfc83" officeooo:paragraph-rsid="00178d13"/>
    </style:style>
    <style:style style:name="P55" style:family="paragraph" style:parent-style-name="normal">
      <style:text-properties fo:language="es" fo:country="AR" officeooo:rsid="009c00db" officeooo:paragraph-rsid="00178d13"/>
    </style:style>
    <style:style style:name="P56" style:family="paragraph" style:parent-style-name="normal">
      <style:text-properties fo:language="es" fo:country="AR" officeooo:rsid="009c00db" officeooo:paragraph-rsid="0034283a"/>
    </style:style>
    <style:style style:name="P57" style:family="paragraph" style:parent-style-name="normal">
      <style:text-properties fo:language="es" fo:country="AR" officeooo:rsid="009c00db" officeooo:paragraph-rsid="0037a923"/>
    </style:style>
    <style:style style:name="P58" style:family="paragraph" style:parent-style-name="normal">
      <style:text-properties fo:language="es" fo:country="AR" officeooo:rsid="00a36ecc" officeooo:paragraph-rsid="00178d13"/>
    </style:style>
    <style:style style:name="P59" style:family="paragraph" style:parent-style-name="normal">
      <style:text-properties fo:language="es" fo:country="AR" officeooo:rsid="00a43909" officeooo:paragraph-rsid="00178d13"/>
    </style:style>
    <style:style style:name="P60" style:family="paragraph" style:parent-style-name="normal">
      <style:text-properties fo:language="es" fo:country="AR" officeooo:rsid="00a5a02a" officeooo:paragraph-rsid="00178d13"/>
    </style:style>
    <style:style style:name="P61" style:family="paragraph" style:parent-style-name="normal">
      <style:text-properties fo:language="es" fo:country="AR" officeooo:rsid="00ab93d9" officeooo:paragraph-rsid="00178d13"/>
    </style:style>
    <style:style style:name="P62" style:family="paragraph" style:parent-style-name="normal">
      <style:text-properties fo:language="es" fo:country="AR" officeooo:rsid="00ad114f" officeooo:paragraph-rsid="00178d13"/>
    </style:style>
    <style:style style:name="P63" style:family="paragraph" style:parent-style-name="normal">
      <style:text-properties fo:language="es" fo:country="AR" officeooo:rsid="00b44fce" officeooo:paragraph-rsid="00178d13"/>
    </style:style>
    <style:style style:name="P64" style:family="paragraph" style:parent-style-name="normal">
      <style:text-properties fo:language="es" fo:country="AR" officeooo:rsid="00b0e84a" officeooo:paragraph-rsid="00178d13"/>
    </style:style>
    <style:style style:name="P65" style:family="paragraph" style:parent-style-name="normal">
      <style:text-properties fo:language="es" fo:country="AR" officeooo:rsid="00b2bcf2" officeooo:paragraph-rsid="00178d13"/>
    </style:style>
    <style:style style:name="P66" style:family="paragraph" style:parent-style-name="normal">
      <style:text-properties fo:language="es" fo:country="AR" officeooo:rsid="00b228a4" officeooo:paragraph-rsid="00178d13"/>
    </style:style>
    <style:style style:name="P67" style:family="paragraph" style:parent-style-name="normal">
      <style:text-properties fo:language="es" fo:country="AR" officeooo:rsid="00b5459b" officeooo:paragraph-rsid="00178d13"/>
    </style:style>
    <style:style style:name="P68" style:family="paragraph" style:parent-style-name="normal">
      <style:text-properties fo:language="es" fo:country="AR" officeooo:rsid="00c8a149" officeooo:paragraph-rsid="00178d13"/>
    </style:style>
    <style:style style:name="P69" style:family="paragraph" style:parent-style-name="normal">
      <style:text-properties fo:language="es" fo:country="AR" officeooo:rsid="00ca80e3" officeooo:paragraph-rsid="00178d13"/>
    </style:style>
    <style:style style:name="P70" style:family="paragraph" style:parent-style-name="normal">
      <style:text-properties fo:language="es" fo:country="AR" officeooo:rsid="00cfd02b" officeooo:paragraph-rsid="00178d13"/>
    </style:style>
    <style:style style:name="P71" style:family="paragraph" style:parent-style-name="normal">
      <style:text-properties fo:language="es" fo:country="AR" officeooo:rsid="00d3c650" officeooo:paragraph-rsid="00178d13"/>
    </style:style>
    <style:style style:name="P72" style:family="paragraph" style:parent-style-name="normal">
      <style:text-properties fo:language="es" fo:country="AR" officeooo:rsid="00d52881" officeooo:paragraph-rsid="00178d13"/>
    </style:style>
    <style:style style:name="P73" style:family="paragraph" style:parent-style-name="normal">
      <style:text-properties fo:language="es" fo:country="AR" officeooo:rsid="00d7659f" officeooo:paragraph-rsid="00178d13"/>
    </style:style>
    <style:style style:name="P74" style:family="paragraph" style:parent-style-name="normal">
      <style:text-properties fo:language="es" fo:country="AR" officeooo:rsid="00d89f69" officeooo:paragraph-rsid="00178d13"/>
    </style:style>
    <style:style style:name="P75" style:family="paragraph" style:parent-style-name="normal">
      <style:text-properties fo:language="es" fo:country="AR" officeooo:rsid="00be01c0" officeooo:paragraph-rsid="00178d13"/>
    </style:style>
    <style:style style:name="P76" style:family="paragraph" style:parent-style-name="normal">
      <style:text-properties fo:language="es" fo:country="AR" officeooo:rsid="00ed2f23" officeooo:paragraph-rsid="00178d13"/>
    </style:style>
    <style:style style:name="P77" style:family="paragraph" style:parent-style-name="normal">
      <style:text-properties fo:language="es" fo:country="AR" officeooo:rsid="00eda9c2" officeooo:paragraph-rsid="00178d13"/>
    </style:style>
    <style:style style:name="P78" style:family="paragraph" style:parent-style-name="normal">
      <style:text-properties fo:language="es" fo:country="AR" officeooo:rsid="00fefcca" officeooo:paragraph-rsid="00178d13"/>
    </style:style>
    <style:style style:name="P79" style:family="paragraph" style:parent-style-name="normal">
      <style:text-properties fo:language="es" fo:country="AR" officeooo:rsid="00217cda" officeooo:paragraph-rsid="00217cda"/>
    </style:style>
    <style:style style:name="P80" style:family="paragraph" style:parent-style-name="normal">
      <style:text-properties fo:language="es" fo:country="AR" officeooo:rsid="005679f6" officeooo:paragraph-rsid="00178d13"/>
    </style:style>
    <style:style style:name="P81" style:family="paragraph" style:parent-style-name="normal">
      <style:text-properties fo:language="es" fo:country="AR" officeooo:rsid="00319053" officeooo:paragraph-rsid="00319053"/>
    </style:style>
    <style:style style:name="P82" style:family="paragraph" style:parent-style-name="normal">
      <style:text-properties fo:language="es" fo:country="AR" officeooo:rsid="00a76ed8" officeooo:paragraph-rsid="00361827"/>
    </style:style>
    <style:style style:name="P83" style:family="paragraph" style:parent-style-name="normal">
      <style:text-properties style:text-line-through-style="solid" style:text-line-through-type="single" fo:language="es" fo:country="AR" officeooo:rsid="001fc7a4" officeooo:paragraph-rsid="00178d13"/>
    </style:style>
    <style:style style:name="P84" style:family="paragraph" style:parent-style-name="normal">
      <style:text-properties fo:color="#000000" style:font-name="Times New Roman" fo:font-size="12pt" fo:language="es" fo:country="AR" officeooo:rsid="00580054" officeooo:paragraph-rsid="00178d13" style:font-name-asian="Times New Roman1" style:font-size-asian="12pt" style:font-name-complex="Times New Roman1"/>
    </style:style>
    <style:style style:name="P85" style:family="paragraph" style:parent-style-name="normal">
      <style:text-properties officeooo:rsid="00dbbed6" officeooo:paragraph-rsid="00178d13"/>
    </style:style>
    <style:style style:name="P86" style:family="paragraph" style:parent-style-name="normal">
      <style:paragraph-properties fo:margin-left="1.482cm" fo:margin-right="0cm" fo:text-indent="0cm" style:auto-text-indent="false"/>
      <style:text-properties fo:language="es" fo:country="AR" officeooo:rsid="00264a2e" officeooo:paragraph-rsid="00178d13"/>
    </style:style>
    <style:style style:name="P87" style:family="paragraph" style:parent-style-name="normal">
      <style:paragraph-properties fo:margin-left="1.482cm" fo:margin-right="0cm" fo:text-indent="0cm" style:auto-text-indent="false"/>
      <style:text-properties fo:language="es" fo:country="AR" officeooo:rsid="00347d7e" officeooo:paragraph-rsid="00178d13"/>
    </style:style>
    <style:style style:name="P88" style:family="paragraph" style:parent-style-name="normal">
      <style:paragraph-properties fo:margin-left="1.482cm" fo:margin-right="0cm" fo:text-indent="0cm" style:auto-text-indent="false"/>
      <style:text-properties fo:language="es" fo:country="AR" officeooo:rsid="00580054" officeooo:paragraph-rsid="00178d13"/>
    </style:style>
    <style:style style:name="P89" style:family="paragraph" style:parent-style-name="normal">
      <style:paragraph-properties fo:margin-left="1.482cm" fo:margin-right="0cm" fo:text-indent="0cm" style:auto-text-indent="false"/>
      <style:text-properties fo:language="es" fo:country="AR" officeooo:rsid="009043f2" officeooo:paragraph-rsid="00178d13"/>
    </style:style>
    <style:style style:name="P90" style:family="paragraph" style:parent-style-name="normal">
      <style:paragraph-properties fo:margin-left="1.482cm" fo:margin-right="0cm" fo:text-indent="0cm" style:auto-text-indent="false"/>
      <style:text-properties fo:language="es" fo:country="AR" officeooo:rsid="009bfc83" officeooo:paragraph-rsid="00178d13"/>
    </style:style>
    <style:style style:name="P91" style:family="paragraph" style:parent-style-name="normal">
      <style:paragraph-properties fo:margin-left="1.482cm" fo:margin-right="0cm" fo:text-indent="0cm" style:auto-text-indent="false"/>
      <style:text-properties fo:language="es" fo:country="AR" officeooo:rsid="009c00db" officeooo:paragraph-rsid="00178d13"/>
    </style:style>
    <style:style style:name="P92" style:family="paragraph" style:parent-style-name="normal">
      <style:paragraph-properties fo:margin-left="1.482cm" fo:margin-right="0cm" fo:text-indent="0cm" style:auto-text-indent="false"/>
      <style:text-properties fo:language="es" fo:country="AR" officeooo:rsid="00a5a02a" officeooo:paragraph-rsid="00178d13"/>
    </style:style>
    <style:style style:name="P93" style:family="paragraph" style:parent-style-name="normal">
      <style:paragraph-properties fo:margin-left="1.482cm" fo:margin-right="0cm" fo:text-indent="0cm" style:auto-text-indent="false"/>
      <style:text-properties fo:language="es" fo:country="AR" officeooo:rsid="00ab93d9" officeooo:paragraph-rsid="00178d13"/>
    </style:style>
    <style:style style:name="P94" style:family="paragraph" style:parent-style-name="normal">
      <style:paragraph-properties fo:margin-left="1.482cm" fo:margin-right="0cm" fo:text-indent="0cm" style:auto-text-indent="false"/>
      <style:text-properties fo:language="es" fo:country="AR" officeooo:rsid="00b4ef93" officeooo:paragraph-rsid="00178d13"/>
    </style:style>
    <style:style style:name="P95" style:family="paragraph" style:parent-style-name="normal">
      <style:paragraph-properties fo:margin-left="1.482cm" fo:margin-right="0cm" fo:text-indent="0cm" style:auto-text-indent="false"/>
      <style:text-properties fo:language="es" fo:country="AR" officeooo:rsid="00d91290" officeooo:paragraph-rsid="00178d13"/>
    </style:style>
    <style:style style:name="P96" style:family="paragraph" style:parent-style-name="normal">
      <style:paragraph-properties fo:margin-left="1.482cm" fo:margin-right="0cm" fo:text-indent="0cm" style:auto-text-indent="false"/>
      <style:text-properties fo:language="es" fo:country="AR" style:text-underline-style="none" officeooo:rsid="00d91290" officeooo:paragraph-rsid="00178d13"/>
    </style:style>
    <style:style style:name="P97" style:family="paragraph" style:parent-style-name="normal">
      <style:paragraph-properties fo:margin-left="1.482cm" fo:margin-right="0cm" fo:text-indent="0cm" style:auto-text-indent="false"/>
      <style:text-properties fo:language="es" fo:country="AR" style:text-underline-style="none" officeooo:rsid="00dbbed6" officeooo:paragraph-rsid="00178d13"/>
    </style:style>
    <style:style style:name="P98" style:family="paragraph" style:parent-style-name="normal">
      <style:paragraph-properties fo:margin-left="1.482cm" fo:margin-right="0cm" fo:text-indent="0cm" style:auto-text-indent="false"/>
      <style:text-properties fo:language="es" fo:country="AR" style:text-underline-style="none" officeooo:rsid="00f79c98" officeooo:paragraph-rsid="00178d13"/>
    </style:style>
    <style:style style:name="P99"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178d13" style:font-name-asian="Times New Roman1" style:font-size-asian="12pt" style:font-name-complex="Times New Roman1"/>
    </style:style>
    <style:style style:name="P100"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178d13" style:font-name-asian="Times New Roman1" style:font-size-asian="12pt" style:font-name-complex="Times New Roman1"/>
    </style:style>
    <style:style style:name="P101"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178d13" style:font-name-asian="Times New Roman1" style:font-size-asian="12pt" style:font-name-complex="Times New Roman1"/>
    </style:style>
    <style:style style:name="P102" style:family="paragraph" style:parent-style-name="normal">
      <style:paragraph-properties fo:margin-left="1.482cm" fo:margin-right="0cm" fo:text-indent="0cm" style:auto-text-indent="false"/>
      <style:text-properties style:text-underline-style="none" officeooo:rsid="00dbbed6" officeooo:paragraph-rsid="00178d13"/>
    </style:style>
    <style:style style:name="P103" style:family="paragraph" style:parent-style-name="normal">
      <style:paragraph-properties fo:margin-left="1.482cm" fo:margin-right="0cm" fo:text-indent="0cm" style:auto-text-indent="false"/>
      <style:text-properties style:text-underline-style="none" officeooo:rsid="00eb45e9" officeooo:paragraph-rsid="00178d13"/>
    </style:style>
    <style:style style:name="P104" style:family="paragraph" style:parent-style-name="normal">
      <style:paragraph-properties fo:margin-left="1.482cm" fo:margin-right="0cm" fo:text-indent="0cm" style:auto-text-indent="false"/>
      <style:text-properties style:text-underline-style="none" officeooo:rsid="00f118ef" officeooo:paragraph-rsid="00178d13"/>
    </style:style>
    <style:style style:name="P105"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0178d13" fo:background-color="#ffff00" style:font-style-asian="normal" style:font-style-complex="normal"/>
    </style:style>
    <style:style style:name="P106"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178d13" style:font-style-asian="normal" style:font-style-complex="normal"/>
    </style:style>
    <style:style style:name="P107"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0178d13" style:font-style-asian="normal" style:font-style-complex="normal"/>
    </style:style>
    <style:style style:name="P108"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0178d13" style:font-style-asian="normal" style:font-style-complex="normal"/>
    </style:style>
    <style:style style:name="P109"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0178d13" style:font-style-asian="normal" style:font-style-complex="normal"/>
    </style:style>
    <style:style style:name="P110" style:family="paragraph" style:parent-style-name="normal">
      <style:paragraph-properties fo:margin-left="0cm" fo:margin-right="0cm" fo:text-indent="0cm" style:auto-text-indent="false"/>
      <style:text-properties fo:language="es" fo:country="AR" style:text-underline-style="none" officeooo:rsid="00e1fbb7" officeooo:paragraph-rsid="00178d13"/>
    </style:style>
    <style:style style:name="P111" style:family="paragraph" style:parent-style-name="normal">
      <style:paragraph-properties fo:margin-left="0cm" fo:margin-right="0cm" fo:text-indent="0cm" style:auto-text-indent="false"/>
      <style:text-properties fo:language="es" fo:country="AR" style:text-underline-style="none" officeooo:rsid="00e390be" officeooo:paragraph-rsid="00178d13"/>
    </style:style>
    <style:style style:name="P112" style:family="paragraph" style:parent-style-name="normal">
      <style:paragraph-properties fo:margin-left="0cm" fo:margin-right="0cm" fo:text-indent="0cm" style:auto-text-indent="false"/>
      <style:text-properties fo:language="es" fo:country="AR" style:text-underline-style="none" officeooo:rsid="00e43d29" officeooo:paragraph-rsid="00178d13"/>
    </style:style>
    <style:style style:name="P113" style:family="paragraph" style:parent-style-name="normal">
      <style:paragraph-properties fo:margin-left="0cm" fo:margin-right="0cm" fo:text-indent="0cm" style:auto-text-indent="false"/>
      <style:text-properties fo:language="es" fo:country="AR" style:text-underline-style="none" officeooo:rsid="00e634c6" officeooo:paragraph-rsid="00178d13"/>
    </style:style>
    <style:style style:name="P114" style:family="paragraph" style:parent-style-name="normal">
      <style:paragraph-properties fo:margin-left="0cm" fo:margin-right="0cm" fo:text-indent="0cm" style:auto-text-indent="false"/>
      <style:text-properties fo:language="es" fo:country="AR" style:text-underline-style="none" officeooo:rsid="00e76b98" officeooo:paragraph-rsid="00178d13"/>
    </style:style>
    <style:style style:name="P115" style:family="paragraph" style:parent-style-name="normal">
      <style:paragraph-properties fo:margin-left="0cm" fo:margin-right="0cm" fo:text-indent="0cm" style:auto-text-indent="false"/>
      <style:text-properties fo:language="es" fo:country="AR" style:text-underline-style="none" officeooo:rsid="00e87135" officeooo:paragraph-rsid="00178d13"/>
    </style:style>
    <style:style style:name="P116" style:family="paragraph" style:parent-style-name="normal">
      <style:paragraph-properties fo:margin-left="0cm" fo:margin-right="0cm" fo:text-indent="0cm" style:auto-text-indent="false"/>
      <style:text-properties fo:language="es" fo:country="AR" style:text-underline-style="none" officeooo:rsid="00b5459b" officeooo:paragraph-rsid="00178d13"/>
    </style:style>
    <style:style style:name="P117" style:family="paragraph" style:parent-style-name="normal">
      <style:paragraph-properties fo:margin-left="0cm" fo:margin-right="0cm" fo:text-indent="0cm" style:auto-text-indent="false"/>
      <style:text-properties fo:language="es" fo:country="AR" style:text-underline-style="none" officeooo:rsid="00eb45e9" officeooo:paragraph-rsid="00178d13"/>
    </style:style>
    <style:style style:name="P118" style:family="paragraph" style:parent-style-name="normal">
      <style:paragraph-properties fo:margin-left="0cm" fo:margin-right="0cm" fo:text-indent="0cm" style:auto-text-indent="false"/>
      <style:text-properties fo:language="es" fo:country="AR" style:text-underline-style="none" officeooo:rsid="00f79c98" officeooo:paragraph-rsid="00178d13"/>
    </style:style>
    <style:style style:name="P119" style:family="paragraph" style:parent-style-name="normal">
      <style:paragraph-properties fo:margin-left="0cm" fo:margin-right="0cm" fo:text-indent="0cm" style:auto-text-indent="false"/>
      <style:text-properties fo:language="es" fo:country="AR" style:text-underline-style="none" officeooo:rsid="00f7a112" officeooo:paragraph-rsid="00178d13"/>
    </style:style>
    <style:style style:name="P120" style:family="paragraph" style:parent-style-name="normal">
      <style:paragraph-properties fo:margin-left="0cm" fo:margin-right="0cm" fo:text-indent="0cm" style:auto-text-indent="false"/>
      <style:text-properties fo:language="es" fo:country="AR" style:text-underline-style="none" officeooo:rsid="00f8107a" officeooo:paragraph-rsid="00178d13"/>
    </style:style>
    <style:style style:name="P121" style:family="paragraph" style:parent-style-name="normal">
      <style:paragraph-properties fo:margin-left="0cm" fo:margin-right="0cm" fo:text-indent="0cm" style:auto-text-indent="false"/>
      <style:text-properties fo:language="es" fo:country="AR" style:text-underline-style="none" officeooo:rsid="0104511c" officeooo:paragraph-rsid="00178d13"/>
    </style:style>
    <style:style style:name="P122" style:family="paragraph" style:parent-style-name="normal">
      <style:paragraph-properties fo:margin-left="0cm" fo:margin-right="0cm" fo:text-indent="0cm" style:auto-text-indent="false"/>
      <style:text-properties officeooo:rsid="00dbbed6" officeooo:paragraph-rsid="00178d13"/>
    </style:style>
    <style:style style:name="P123"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178d13" style:font-name-asian="Times New Roman1" style:font-size-asian="12pt" style:font-name-complex="Times New Roman1"/>
    </style:style>
    <style:style style:name="P124" style:family="paragraph" style:parent-style-name="normal">
      <style:paragraph-properties fo:margin-left="2.963cm" fo:margin-right="0cm" fo:text-indent="0cm" style:auto-text-indent="false"/>
      <style:text-properties fo:language="es" fo:country="AR" officeooo:rsid="004ef63e" officeooo:paragraph-rsid="00178d13"/>
    </style:style>
    <style:style style:name="P125" style:family="paragraph" style:parent-style-name="normal">
      <style:paragraph-properties fo:margin-left="0.741cm" fo:margin-right="0cm" fo:text-indent="0cm" style:auto-text-indent="false"/>
      <style:text-properties fo:language="es" fo:country="AR" officeooo:rsid="005305ac" officeooo:paragraph-rsid="00178d13"/>
    </style:style>
    <style:style style:name="P126" style:family="paragraph" style:parent-style-name="normal">
      <style:paragraph-properties fo:margin-left="0.741cm" fo:margin-right="0cm" fo:text-indent="0cm" style:auto-text-indent="false"/>
      <style:text-properties fo:language="es" fo:country="AR" officeooo:rsid="005452fd" officeooo:paragraph-rsid="00178d13"/>
    </style:style>
    <style:style style:name="P127" style:family="paragraph" style:parent-style-name="normal">
      <style:paragraph-properties fo:margin-left="0.741cm" fo:margin-right="0cm" fo:text-indent="0cm" style:auto-text-indent="false"/>
      <style:text-properties fo:language="es" fo:country="AR" officeooo:rsid="009043f2" officeooo:paragraph-rsid="00178d13"/>
    </style:style>
    <style:style style:name="P128" style:family="paragraph" style:parent-style-name="normal">
      <style:paragraph-properties fo:margin-left="0.741cm" fo:margin-right="0cm" fo:text-indent="0cm" style:auto-text-indent="false"/>
      <style:text-properties fo:language="es" fo:country="AR" officeooo:rsid="005047f3" officeooo:paragraph-rsid="002e39c4"/>
    </style:style>
    <style:style style:name="P129" style:family="paragraph" style:parent-style-name="normal">
      <style:paragraph-properties fo:margin-left="2.223cm" fo:margin-right="0cm" fo:text-indent="0cm" style:auto-text-indent="false"/>
      <style:text-properties fo:language="es" fo:country="AR" style:text-underline-style="none" officeooo:rsid="005a8cdc" officeooo:paragraph-rsid="00178d13"/>
    </style:style>
    <style:style style:name="P130" style:family="paragraph" style:parent-style-name="normal">
      <style:paragraph-properties fo:margin-left="2.223cm" fo:margin-right="0cm" fo:text-indent="0cm" style:auto-text-indent="false"/>
      <style:text-properties fo:language="es" fo:country="AR" style:text-underline-style="none" officeooo:rsid="00e76b98" officeooo:paragraph-rsid="00178d13"/>
    </style:style>
    <style:style style:name="P131" style:family="paragraph" style:parent-style-name="normal">
      <style:paragraph-properties fo:margin-left="2.223cm" fo:margin-right="0cm" fo:text-indent="0cm" style:auto-text-indent="false"/>
      <style:text-properties fo:language="es" fo:country="AR" style:text-underline-style="none" officeooo:rsid="00e87135" officeooo:paragraph-rsid="00178d13"/>
    </style:style>
    <style:style style:name="P132" style:family="paragraph" style:parent-style-name="normal">
      <style:paragraph-properties fo:margin-left="2.223cm" fo:margin-right="0cm" fo:text-indent="0cm" style:auto-text-indent="false"/>
      <style:text-properties fo:language="es" fo:country="AR" officeooo:rsid="0090772c" officeooo:paragraph-rsid="00178d13"/>
    </style:style>
    <style:style style:name="P133" style:family="paragraph" style:parent-style-name="normal">
      <style:paragraph-properties fo:margin-left="2.223cm" fo:margin-right="0cm" fo:text-indent="0cm" style:auto-text-indent="false"/>
      <style:text-properties fo:language="es" fo:country="AR" officeooo:rsid="00be4563" officeooo:paragraph-rsid="00178d13"/>
    </style:style>
    <style:style style:name="P134" style:family="paragraph" style:parent-style-name="normal">
      <style:paragraph-properties fo:margin-left="2.223cm" fo:margin-right="0cm" fo:text-indent="0cm" style:auto-text-indent="false"/>
      <style:text-properties fo:language="es" fo:country="AR" officeooo:rsid="00be91e5" officeooo:paragraph-rsid="00178d13"/>
    </style:style>
    <style:style style:name="P135" style:family="paragraph" style:parent-style-name="normal">
      <style:paragraph-properties fo:margin-left="2.223cm" fo:margin-right="0cm" fo:text-indent="0cm" style:auto-text-indent="false"/>
      <style:text-properties fo:language="es" fo:country="AR" officeooo:rsid="00bef55b" officeooo:paragraph-rsid="00178d13"/>
    </style:style>
    <style:style style:name="P136" style:family="paragraph" style:parent-style-name="normal">
      <style:paragraph-properties fo:margin-left="2.223cm" fo:margin-right="0cm" fo:text-indent="0cm" style:auto-text-indent="false"/>
      <style:text-properties fo:language="es" fo:country="AR" officeooo:rsid="00c14fef" officeooo:paragraph-rsid="00178d13"/>
    </style:style>
    <style:style style:name="P137" style:family="paragraph" style:parent-style-name="normal">
      <style:paragraph-properties fo:margin-left="2.223cm" fo:margin-right="0cm" fo:text-indent="0cm" style:auto-text-indent="false"/>
      <style:text-properties fo:language="es" fo:country="AR" officeooo:rsid="00b5459b" officeooo:paragraph-rsid="00178d13"/>
    </style:style>
    <style:style style:name="P138" style:family="paragraph" style:parent-style-name="normal">
      <style:paragraph-properties fo:margin-left="2.223cm" fo:margin-right="0cm" fo:text-indent="0cm" style:auto-text-indent="false"/>
      <style:text-properties fo:color="#ff0000" fo:language="es" fo:country="AR" officeooo:rsid="00bef55b" officeooo:paragraph-rsid="00178d13"/>
    </style:style>
    <style:style style:name="P139" style:family="paragraph" style:parent-style-name="normal">
      <style:paragraph-properties fo:margin-left="2.223cm" fo:margin-right="0cm" fo:text-indent="0cm" style:auto-text-indent="false"/>
      <style:text-properties fo:color="#ff0000" fo:language="es" fo:country="AR" officeooo:rsid="00c14fef" officeooo:paragraph-rsid="00178d13"/>
    </style:style>
    <style:style style:name="P140" style:family="paragraph" style:parent-style-name="normal">
      <style:text-properties fo:language="es" fo:country="AR" officeooo:rsid="00b44fce" officeooo:paragraph-rsid="00178d13"/>
    </style:style>
    <style:style style:name="P141" style:family="paragraph" style:parent-style-name="normal">
      <style:text-properties fo:language="es" fo:country="AR" officeooo:rsid="003a8999" officeooo:paragraph-rsid="003a8999"/>
    </style:style>
    <style:style style:name="P142" style:family="paragraph" style:parent-style-name="normal">
      <style:text-properties fo:language="es" fo:country="AR" officeooo:rsid="009c00db" officeooo:paragraph-rsid="003b8b40"/>
    </style:style>
    <style:style style:name="P143" style:family="paragraph" style:parent-style-name="normal">
      <style:text-properties fo:language="es" fo:country="AR" officeooo:rsid="00d52881" officeooo:paragraph-rsid="00178d13"/>
    </style:style>
    <style:style style:name="P144" style:family="paragraph" style:parent-style-name="normal">
      <style:text-properties fo:language="es" fo:country="AR" officeooo:rsid="00d89f69" officeooo:paragraph-rsid="003ca0c1"/>
    </style:style>
    <style:style style:name="P145" style:family="paragraph" style:parent-style-name="normal">
      <style:paragraph-properties fo:margin-left="0cm" fo:margin-right="0cm" fo:text-indent="0cm" style:auto-text-indent="false"/>
      <style:text-properties fo:language="es" fo:country="AR" style:text-underline-style="none" officeooo:rsid="00eb45e9" officeooo:paragraph-rsid="003f8e70"/>
    </style:style>
    <style:style style:name="P146" style:family="paragraph" style:parent-style-name="normal">
      <style:paragraph-properties fo:margin-left="0cm" fo:margin-right="0cm" fo:text-indent="0cm" style:auto-text-indent="false"/>
      <style:text-properties fo:language="es" fo:country="AR" style:text-underline-style="none" officeooo:rsid="003f8e70" officeooo:paragraph-rsid="003f8e70"/>
    </style:style>
    <style:style style:name="P147" style:family="paragraph" style:parent-style-name="normal">
      <style:paragraph-properties fo:margin-left="0cm" fo:margin-right="0cm" fo:text-indent="0cm" style:auto-text-indent="false"/>
      <style:text-properties fo:language="es" fo:country="AR" style:text-underline-style="none" officeooo:rsid="00dd418c" officeooo:paragraph-rsid="0040741b"/>
    </style:style>
    <style:style style:name="P148" style:family="paragraph" style:parent-style-name="normal">
      <style:paragraph-properties fo:margin-left="0cm" fo:margin-right="0cm" fo:text-indent="0cm" style:auto-text-indent="false"/>
      <style:text-properties fo:language="es" fo:country="AR" fo:font-style="normal" style:text-underline-style="none" officeooo:rsid="00461f00" officeooo:paragraph-rsid="00461f00" style:font-style-asian="normal" style:font-style-complex="normal"/>
    </style:style>
    <style:style style:name="P149" style:family="paragraph" style:parent-style-name="normal">
      <style:paragraph-properties fo:margin-left="2.223cm" fo:margin-right="0cm" fo:text-indent="0cm" style:auto-text-indent="false"/>
      <style:text-properties fo:language="es" fo:country="AR" officeooo:rsid="00be91e5" officeooo:paragraph-rsid="0042ba11"/>
    </style:style>
    <style:style style:name="T1" style:family="text">
      <style:text-properties officeooo:rsid="0111cacc"/>
    </style:style>
    <style:style style:name="T2" style:family="text">
      <style:text-properties officeooo:rsid="00a08320"/>
    </style:style>
    <style:style style:name="T3" style:family="text">
      <style:text-properties officeooo:rsid="0112d2ff"/>
    </style:style>
    <style:style style:name="T4" style:family="text">
      <style:text-properties officeooo:rsid="0019e071"/>
    </style:style>
    <style:style style:name="T5" style:family="text">
      <style:text-properties officeooo:rsid="001c6057"/>
    </style:style>
    <style:style style:name="T6" style:family="text">
      <style:text-properties officeooo:rsid="010beb68"/>
    </style:style>
    <style:style style:name="T7" style:family="text">
      <style:text-properties officeooo:rsid="0054c5e5"/>
    </style:style>
    <style:style style:name="T8" style:family="text">
      <style:text-properties officeooo:rsid="010ddbed"/>
    </style:style>
    <style:style style:name="T9" style:family="text">
      <style:text-properties officeooo:rsid="001be4d3"/>
    </style:style>
    <style:style style:name="T10" style:family="text">
      <style:text-properties officeooo:rsid="002c9246"/>
    </style:style>
    <style:style style:name="T11" style:family="text">
      <style:text-properties officeooo:rsid="010eab69"/>
    </style:style>
    <style:style style:name="T12" style:family="text">
      <style:text-properties officeooo:rsid="008bd008"/>
    </style:style>
    <style:style style:name="T13" style:family="text">
      <style:text-properties officeooo:rsid="002418e3"/>
    </style:style>
    <style:style style:name="T14" style:family="text">
      <style:text-properties fo:font-weight="bold" officeooo:rsid="002418e3" style:font-weight-asian="bold" style:font-weight-complex="bold"/>
    </style:style>
    <style:style style:name="T15" style:family="text">
      <style:text-properties fo:font-weight="bold" officeooo:rsid="011a7efb" style:font-weight-asian="bold" style:font-weight-complex="bold"/>
    </style:style>
    <style:style style:name="T16" style:family="text">
      <style:text-properties fo:font-weight="bold" officeooo:rsid="011592eb" style:font-weight-asian="bold" style:font-weight-complex="bold"/>
    </style:style>
    <style:style style:name="T17" style:family="text">
      <style:text-properties officeooo:rsid="00a031e7"/>
    </style:style>
    <style:style style:name="T18" style:family="text">
      <style:text-properties officeooo:rsid="01170669"/>
    </style:style>
    <style:style style:name="T19" style:family="text">
      <style:text-properties officeooo:rsid="011a7efb"/>
    </style:style>
    <style:style style:name="T20" style:family="text">
      <style:text-properties fo:background-color="#ffff00" loext:char-shading-value="0"/>
    </style:style>
    <style:style style:name="T21" style:family="text">
      <style:text-properties officeooo:rsid="0028d7cc" fo:background-color="#ffff00" loext:char-shading-value="0"/>
    </style:style>
    <style:style style:name="T22" style:family="text">
      <style:text-properties officeooo:rsid="00328bc9" fo:background-color="#ffff00" loext:char-shading-value="0"/>
    </style:style>
    <style:style style:name="T23" style:family="text">
      <style:text-properties officeooo:rsid="00347d7e" fo:background-color="#ffff00" loext:char-shading-value="0"/>
    </style:style>
    <style:style style:name="T24" style:family="text">
      <style:text-properties officeooo:rsid="011592eb"/>
    </style:style>
    <style:style style:name="T25" style:family="text">
      <style:text-properties officeooo:rsid="011d07b2"/>
    </style:style>
    <style:style style:name="T26" style:family="text">
      <style:text-properties officeooo:rsid="0030a866"/>
    </style:style>
    <style:style style:name="T27" style:family="text">
      <style:text-properties officeooo:rsid="01208475"/>
    </style:style>
    <style:style style:name="T28" style:family="text">
      <style:text-properties fo:background-color="transparent" loext:char-shading-value="0"/>
    </style:style>
    <style:style style:name="T29" style:family="text">
      <style:text-properties officeooo:rsid="0123daa6" fo:background-color="transparent" loext:char-shading-value="0"/>
    </style:style>
    <style:style style:name="T30" style:family="text">
      <style:text-properties officeooo:rsid="00339138" fo:background-color="transparent" loext:char-shading-value="0"/>
    </style:style>
    <style:style style:name="T31" style:family="text">
      <style:text-properties officeooo:rsid="002669d4" fo:background-color="transparent" loext:char-shading-value="0"/>
    </style:style>
    <style:style style:name="T32" style:family="text">
      <style:text-properties officeooo:rsid="00347d7e"/>
    </style:style>
    <style:style style:name="T33" style:family="text">
      <style:text-properties officeooo:rsid="011ac20c"/>
    </style:style>
    <style:style style:name="T34" style:family="text">
      <style:text-properties officeooo:rsid="004b83bd"/>
    </style:style>
    <style:style style:name="T35" style:family="text">
      <style:text-properties officeooo:rsid="003a1a6f"/>
    </style:style>
    <style:style style:name="T36" style:family="text">
      <style:text-properties officeooo:rsid="0037b7e9"/>
    </style:style>
    <style:style style:name="T37" style:family="text">
      <style:text-properties officeooo:rsid="00f4812d"/>
    </style:style>
    <style:style style:name="T38" style:family="text">
      <style:text-properties officeooo:rsid="0043b2d5"/>
    </style:style>
    <style:style style:name="T39" style:family="text">
      <style:text-properties officeooo:rsid="011ad5ca"/>
    </style:style>
    <style:style style:name="T40" style:family="text">
      <style:text-properties officeooo:rsid="003d281f"/>
    </style:style>
    <style:style style:name="T41" style:family="text">
      <style:text-properties officeooo:rsid="003d5ae7"/>
    </style:style>
    <style:style style:name="T42" style:family="text">
      <style:text-properties officeooo:rsid="003e65c2"/>
    </style:style>
    <style:style style:name="T43" style:family="text">
      <style:text-properties officeooo:rsid="004158b5"/>
    </style:style>
    <style:style style:name="T44" style:family="text">
      <style:text-properties officeooo:rsid="004c401f"/>
    </style:style>
    <style:style style:name="T45" style:family="text">
      <style:text-properties officeooo:rsid="0051e3b2"/>
    </style:style>
    <style:style style:name="T46" style:family="text">
      <style:text-properties officeooo:rsid="005047f3"/>
    </style:style>
    <style:style style:name="T47" style:family="text">
      <style:text-properties officeooo:rsid="005452fd"/>
    </style:style>
    <style:style style:name="T48" style:family="text">
      <style:text-properties fo:color="#000000" style:font-name="Times New Roman" fo:font-size="12pt" style:font-name-asian="Times New Roman1" style:font-size-asian="12pt" style:font-name-complex="Times New Roman1"/>
    </style:style>
    <style:style style:name="T49" style:family="text">
      <style:text-properties fo:color="#000000" style:font-name="Times New Roman" fo:font-size="12pt" officeooo:rsid="005a8cdc" style:font-name-asian="Times New Roman1" style:font-size-asian="12pt" style:font-name-complex="Times New Roman1"/>
    </style:style>
    <style:style style:name="T50" style:family="text">
      <style:text-properties fo:color="#000000" style:font-name="Times New Roman" fo:font-size="12pt" officeooo:rsid="008e8ad6" style:font-name-asian="Times New Roman1" style:font-size-asian="12pt" style:font-name-complex="Times New Roman1"/>
    </style:style>
    <style:style style:name="T51" style:family="text">
      <style:text-properties fo:color="#000000" style:font-name="Times New Roman" fo:font-size="12pt" officeooo:rsid="00957c5b" style:font-name-asian="Times New Roman1" style:font-size-asian="12pt" style:font-name-complex="Times New Roman1"/>
    </style:style>
    <style:style style:name="T52" style:family="text">
      <style:text-properties officeooo:rsid="005a8cdc"/>
    </style:style>
    <style:style style:name="T53" style:family="text">
      <style:text-properties officeooo:rsid="009043f2"/>
    </style:style>
    <style:style style:name="T54" style:family="text">
      <style:text-properties officeooo:rsid="008e8ad6"/>
    </style:style>
    <style:style style:name="T55" style:family="text">
      <style:text-properties officeooo:rsid="009dc95d"/>
    </style:style>
    <style:style style:name="T56" style:family="text">
      <style:text-properties officeooo:rsid="00957c5b"/>
    </style:style>
    <style:style style:name="T57" style:family="text">
      <style:text-properties officeooo:rsid="009c00db"/>
    </style:style>
    <style:style style:name="T58" style:family="text">
      <style:text-properties officeooo:rsid="00a36ecc"/>
    </style:style>
    <style:style style:name="T59" style:family="text">
      <style:text-properties officeooo:rsid="00a43909"/>
    </style:style>
    <style:style style:name="T60" style:family="text">
      <style:text-properties officeooo:rsid="00ab93d9"/>
    </style:style>
    <style:style style:name="T61" style:family="text">
      <style:text-properties officeooo:rsid="00a76ed8"/>
    </style:style>
    <style:style style:name="T62" style:family="text">
      <style:text-properties officeooo:rsid="00ad114f"/>
    </style:style>
    <style:style style:name="T63" style:family="text">
      <style:text-properties officeooo:rsid="00b4ef93"/>
    </style:style>
    <style:style style:name="T64" style:family="text">
      <style:text-properties officeooo:rsid="00b0e84a"/>
    </style:style>
    <style:style style:name="T65" style:family="text">
      <style:text-properties officeooo:rsid="00afae4b"/>
    </style:style>
    <style:style style:name="T66" style:family="text">
      <style:text-properties officeooo:rsid="00b5817b"/>
    </style:style>
    <style:style style:name="T67" style:family="text">
      <style:text-properties officeooo:rsid="00d7659f"/>
    </style:style>
    <style:style style:name="T68" style:family="text">
      <style:text-properties officeooo:rsid="00be91e5"/>
    </style:style>
    <style:style style:name="T69" style:family="text">
      <style:text-properties officeooo:rsid="00cc3a52"/>
    </style:style>
    <style:style style:name="T70" style:family="text">
      <style:text-properties officeooo:rsid="00c0e6a1"/>
    </style:style>
    <style:style style:name="T71" style:family="text">
      <style:text-properties officeooo:rsid="00c14fef"/>
    </style:style>
    <style:style style:name="T72" style:family="text">
      <style:text-properties fo:color="#ff0000" officeooo:rsid="00c14fef"/>
    </style:style>
    <style:style style:name="T73" style:family="text">
      <style:text-properties fo:color="#ff0000" officeooo:rsid="00c1b456"/>
    </style:style>
    <style:style style:name="T74" style:family="text">
      <style:text-properties officeooo:rsid="00c2d902"/>
    </style:style>
    <style:style style:name="T75" style:family="text">
      <style:text-properties officeooo:rsid="00c3d0f4"/>
    </style:style>
    <style:style style:name="T76" style:family="text">
      <style:text-properties officeooo:rsid="00c1b456"/>
    </style:style>
    <style:style style:name="T77" style:family="text">
      <style:text-properties officeooo:rsid="00cdfbcb"/>
    </style:style>
    <style:style style:name="T78" style:family="text">
      <style:text-properties officeooo:rsid="00d101eb"/>
    </style:style>
    <style:style style:name="T79" style:family="text">
      <style:text-properties officeooo:rsid="00e9daca"/>
    </style:style>
    <style:style style:name="T80" style:family="text">
      <style:text-properties officeooo:rsid="00d86dc5"/>
    </style:style>
    <style:style style:name="T81" style:family="text">
      <style:text-properties officeooo:rsid="00df1c36"/>
    </style:style>
    <style:style style:name="T82" style:family="text">
      <style:text-properties officeooo:rsid="00e43d29"/>
    </style:style>
    <style:style style:name="T83" style:family="text">
      <style:text-properties officeooo:rsid="00dbbed6"/>
    </style:style>
    <style:style style:name="T84" style:family="text">
      <style:text-properties fo:font-style="italic" style:font-style-asian="italic" style:font-style-complex="italic"/>
    </style:style>
    <style:style style:name="T85" style:family="text">
      <style:text-properties fo:font-style="italic" officeooo:rsid="00f8107a" style:font-style-asian="italic" style:font-style-complex="italic"/>
    </style:style>
    <style:style style:name="T86" style:family="text">
      <style:text-properties fo:font-style="italic" officeooo:rsid="00fefcca" style:font-style-asian="italic" style:font-style-complex="italic"/>
    </style:style>
    <style:style style:name="T87" style:family="text">
      <style:text-properties fo:font-style="italic" officeooo:rsid="00faba8d" style:font-style-asian="italic" style:font-style-complex="italic"/>
    </style:style>
    <style:style style:name="T88" style:family="text">
      <style:text-properties fo:font-style="italic" officeooo:rsid="0100c633" style:font-style-asian="italic" style:font-style-complex="italic"/>
    </style:style>
    <style:style style:name="T89" style:family="text">
      <style:text-properties fo:font-style="italic" officeooo:rsid="01039d84" style:font-style-asian="italic" style:font-style-complex="italic"/>
    </style:style>
    <style:style style:name="T90" style:family="text">
      <style:text-properties officeooo:rsid="00e390be"/>
    </style:style>
    <style:style style:name="T91" style:family="text">
      <style:text-properties officeooo:rsid="00e634c6"/>
    </style:style>
    <style:style style:name="T92" style:family="text">
      <style:text-properties officeooo:rsid="00e714d0"/>
    </style:style>
    <style:style style:name="T93" style:family="text">
      <style:text-properties officeooo:rsid="00eda9c2"/>
    </style:style>
    <style:style style:name="T94" style:family="text">
      <style:text-properties officeooo:rsid="00ef8090"/>
    </style:style>
    <style:style style:name="T95" style:family="text">
      <style:text-properties officeooo:rsid="0100c633"/>
    </style:style>
    <style:style style:name="T96" style:family="text">
      <style:text-properties officeooo:rsid="00fefcca"/>
    </style:style>
    <style:style style:name="T97" style:family="text">
      <style:text-properties fo:font-style="normal" style:font-style-asian="normal" style:font-style-complex="normal"/>
    </style:style>
    <style:style style:name="T98" style:family="text">
      <style:text-properties fo:font-style="normal" officeooo:rsid="0100c633" style:font-style-asian="normal" style:font-style-complex="normal"/>
    </style:style>
    <style:style style:name="T99" style:family="text">
      <style:text-properties fo:font-style="normal" officeooo:rsid="00f8107a" style:font-style-asian="normal" style:font-style-complex="normal"/>
    </style:style>
    <style:style style:name="T100" style:family="text">
      <style:text-properties fo:font-style="normal" officeooo:rsid="00faba8d" style:font-style-asian="normal" style:font-style-complex="normal"/>
    </style:style>
    <style:style style:name="T101" style:family="text">
      <style:text-properties fo:font-style="normal" officeooo:rsid="00fefcca" style:font-style-asian="normal" style:font-style-complex="normal"/>
    </style:style>
    <style:style style:name="T102" style:family="text">
      <style:text-properties fo:font-style="normal" officeooo:rsid="00fbf409" style:font-style-asian="normal" style:font-style-complex="normal"/>
    </style:style>
    <style:style style:name="T103" style:family="text">
      <style:text-properties fo:font-style="normal" officeooo:rsid="0104511c" style:font-style-asian="normal" style:font-style-complex="normal"/>
    </style:style>
    <style:style style:name="T104" style:family="text">
      <style:text-properties fo:font-style="normal" officeooo:rsid="00fa1254" style:font-style-asian="normal" style:font-style-complex="normal"/>
    </style:style>
    <style:style style:name="T105" style:family="text">
      <style:text-properties fo:font-style="normal" officeooo:rsid="01039d84" style:font-style-asian="normal" style:font-style-complex="normal"/>
    </style:style>
    <style:style style:name="T106" style:family="text">
      <style:text-properties fo:font-style="normal" officeooo:rsid="01052255" style:font-style-asian="normal" style:font-style-complex="normal"/>
    </style:style>
    <style:style style:name="T107" style:family="text">
      <style:text-properties fo:font-style="normal" officeooo:rsid="0044b82d" style:font-style-asian="normal" style:font-style-complex="normal"/>
    </style:style>
    <style:style style:name="T108" style:family="text">
      <style:text-properties fo:font-style="normal" officeooo:rsid="00461f00" style:font-style-asian="normal" style:font-style-complex="normal"/>
    </style:style>
    <style:style style:name="T109" style:family="text">
      <style:text-properties officeooo:rsid="00f118ef"/>
    </style:style>
    <style:style style:name="T110" style:family="text">
      <style:text-properties officeooo:rsid="00de5c06"/>
    </style:style>
    <style:style style:name="T111" style:family="text">
      <style:text-properties officeooo:rsid="00f7a112"/>
    </style:style>
    <style:style style:name="T112" style:family="text">
      <style:text-properties officeooo:rsid="00f8107a"/>
    </style:style>
    <style:style style:name="T113" style:family="text">
      <style:text-properties officeooo:rsid="0107a7ab"/>
    </style:style>
    <style:style style:name="T114" style:family="text">
      <style:text-properties officeooo:rsid="0018fb01"/>
    </style:style>
    <style:style style:name="T115" style:family="text">
      <style:text-properties officeooo:rsid="001a397c"/>
    </style:style>
    <style:style style:name="T116" style:family="text">
      <style:text-properties officeooo:rsid="001af364"/>
    </style:style>
    <style:style style:name="T117" style:family="text">
      <style:text-properties officeooo:rsid="001bb6cf"/>
    </style:style>
    <style:style style:name="T118" style:family="text">
      <style:text-properties officeooo:rsid="001d57a9"/>
    </style:style>
    <style:style style:name="T119" style:family="text">
      <style:text-properties officeooo:rsid="001e8003"/>
    </style:style>
    <style:style style:name="T120" style:family="text">
      <style:text-properties officeooo:rsid="001f811b"/>
    </style:style>
    <style:style style:name="T121" style:family="text">
      <style:text-properties officeooo:rsid="00217cda"/>
    </style:style>
    <style:style style:name="T122" style:family="text">
      <style:text-properties officeooo:rsid="0022fda8"/>
    </style:style>
    <style:style style:name="T123" style:family="text">
      <style:text-properties officeooo:rsid="00239e8f"/>
    </style:style>
    <style:style style:name="T124" style:family="text">
      <style:text-properties officeooo:rsid="0024a5be"/>
    </style:style>
    <style:style style:name="T125" style:family="text">
      <style:text-properties officeooo:rsid="00251180"/>
    </style:style>
    <style:style style:name="T126" style:family="text">
      <style:text-properties officeooo:rsid="0025289f"/>
    </style:style>
    <style:style style:name="T127" style:family="text">
      <style:text-properties officeooo:rsid="002669d4"/>
    </style:style>
    <style:style style:name="T128" style:family="text">
      <style:text-properties officeooo:rsid="002795c3"/>
    </style:style>
    <style:style style:name="T129" style:family="text">
      <style:text-properties officeooo:rsid="002acba8"/>
    </style:style>
    <style:style style:name="T130" style:family="text">
      <style:text-properties officeooo:rsid="002b9b33"/>
    </style:style>
    <style:style style:name="T131" style:family="text">
      <style:text-properties officeooo:rsid="002d9a6d"/>
    </style:style>
    <style:style style:name="T132" style:family="text">
      <style:text-properties officeooo:rsid="00319053"/>
    </style:style>
    <style:style style:name="T133" style:family="text">
      <style:text-properties officeooo:rsid="003375df"/>
    </style:style>
    <style:style style:name="T134" style:family="text">
      <style:text-properties officeooo:rsid="0034283a"/>
    </style:style>
    <style:style style:name="T135" style:family="text">
      <style:text-properties officeooo:rsid="00361827"/>
    </style:style>
    <style:style style:name="T136" style:family="text">
      <style:text-properties officeooo:rsid="0037e1eb"/>
    </style:style>
    <style:style style:name="T137" style:family="text">
      <style:text-properties officeooo:rsid="003953f1"/>
    </style:style>
    <style:style style:name="T138" style:family="text">
      <style:text-properties officeooo:rsid="003abfde"/>
    </style:style>
    <style:style style:name="T139" style:family="text">
      <style:text-properties officeooo:rsid="003b8b40"/>
    </style:style>
    <style:style style:name="T140" style:family="text">
      <style:text-properties officeooo:rsid="003ca0c1"/>
    </style:style>
    <style:style style:name="T141" style:family="text">
      <style:text-properties officeooo:rsid="003e5c39"/>
    </style:style>
    <style:style style:name="T142" style:family="text">
      <style:text-properties officeooo:rsid="003f6ec4"/>
    </style:style>
    <style:style style:name="T143" style:family="text">
      <style:text-properties officeooo:rsid="003f8e70"/>
    </style:style>
    <style:style style:name="T144" style:family="text">
      <style:text-properties officeooo:rsid="0040741b"/>
    </style:style>
    <style:style style:name="T145" style:family="text">
      <style:text-properties officeooo:rsid="0041b264"/>
    </style:style>
    <style:style style:name="T146" style:family="text">
      <style:text-properties officeooo:rsid="00448b79"/>
    </style:style>
    <style:style style:name="T147" style:family="text">
      <style:text-properties officeooo:rsid="0044b82d"/>
    </style:style>
    <style:style style:name="T148" style:family="text">
      <style:text-properties officeooo:rsid="0108b5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 CAPITULO 3</text:p>
      <text:p text:style-name="P4"/>
      <text:p text:style-name="P4"><text:span text:style-name="T4">O</text:span>ptimización e implementación de multiprocesamiento <text:span text:style-name="T4">con OpenMP</text:span> <text:span text:style-name="T4">en Fortran </text:span>para una aplicación legacy de Dinámica de Fluidos.</text:p>
      <text:p text:style-name="P4"/>
      <text:p text:style-name="normal"><text:span text:style-name="T115">##</text:span>3.1 Introducción</text:p>
      <text:p text:style-name="P5"/>
      <text:p text:style-name="P6">En <text:span text:style-name="T5">los capítulos anteriores presentamos la problemática por la cual surge la idea y la necesidad de paralelizar la programación, así como las herramientas a utilizar, en nuestro caso OpenMP bajo Fortran. La elección del lenguaje Fortran se debe a que el usuario de la aplicación utilizada es también su creador, de manera que, para hacer el cambio lo más transparente posible, se decide no alterar este aspecto del programa.</text:span></text:p>
      <text:p text:style-name="P7">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span text:style-name="T6">dejar habilitada la ejecución paralela en </text:span>un equipo multiprocesador.</text:p>
      <text:p text:style-name="P8"/>
      <text:p text:style-name="P9">La aplicación <text:span text:style-name="T6">bajo estudio utiliza </text:span>archivos de datos <text:span text:style-name="T6">en disco </text:span>para guardar resultados, <text:span text:style-name="T6">tanto </text:span>parciales como finales. <text:span text:style-name="T6">Esta actividad de entrada/salida introduce importantes demoras en el tiempo de respuesta, que necesitamos considerar.</text:span> <text:span text:style-name="T6">E</text:span>n este capítulo <text:span text:style-name="T6">describiremos el proceso seguido para la </text:span>optimización del código Fortran <text:span text:style-name="T6">en lo relacionado con el </text:span>manejo de los archivos en memoria. <text:span text:style-name="T6">Esta primera fase de optimización permitirá la paralelización de segmentos de código.</text:span></text:p>
      <text:p text:style-name="P9">También realizaremos un análisis del perfil de ejecución de la aplicación con <text:span text:style-name="T7">una herramienta de perfilado </text:span><text:s/><text:span text:style-name="T8">que permitirá identificar </text:span>qu<text:span text:style-name="T7">é</text:span> rutinas son las que m<text:span text:style-name="T7">á</text:span>s tiempo consumen y cu<text:span text:style-name="T7">á</text:span>les son las m<text:span text:style-name="T7">á</text:span>s indicadas para aplicar la paralelización.</text:p>
      <text:p text:style-name="P9">Por último veremos la <text:span text:style-name="T8">forma como se ha aplicado </text:span>OpenMP a las partes seleccionadas de la aplicación. <text:span text:style-name="T8">Explicaremos</text:span> <text:span text:style-name="T8">por qué han sido seleccionadas </text:span>ciertas construcciones especificas del código <text:span text:style-name="T8">y las razones de modificar </text:span>algunas estructuras de control para <text:span text:style-name="T8">hacer </text:span><text:s/>m<text:span text:style-name="T8">á</text:span>s eficiente <text:span text:style-name="T8">la </text:span>utilización de la memoria y de la CPU.</text:p>
      <text:p text:style-name="P10"/>
      <text:p text:style-name="P5"/>
      <text:p text:style-name="normal"><text:span text:style-name="T115">## </text:span>3.<text:span text:style-name="T9">2</text:span> Análisis de la aplicación.</text:p>
      <text:p text:style-name="P11"><text:span text:style-name="T123">P</text:span>rimero <text:span text:style-name="T10">se analizó la aplicación para poder proceder con su optimización y paralelización. Como se explicó <text:s/>en la sección 2.5, determinamos la plataforma en que debería ejecutarse la aplicación, determinando versión de sistema operativo <text:s/>y arquitectura. La aplicación recibida fue utilizada por su programador, en arquitectura x86 de 32 bits, bajo sistema operativo <text:s/>GNU/Linux, específicamente con la distribución CentOS. </text:span></text:p>
      <text:p text:style-name="P13">Lo primero fue obtener resultados base de ejecuciones de la aplicación bajo ese entorno, para tener una referencia para la comparación de resultados. El autor de la aplicación nos indicó que la misma es totalmente determinística, con lo cual la aplicación, con los mismos datos de entrada provistos, debe dar los mismos resultados en todas las ejecuciones. </text:p>
      <text:p text:style-name="P12">Para <text:span text:style-name="T11">llevar a cabo </text:span>el trabajo de <text:span text:style-name="T11">la </text:span>Tesis <text:span text:style-name="T11">se </text:span>seleccion<text:span text:style-name="T11">ó el </text:span>entorno GNU/Linux, con la distribución Slackware de 64 bits como base, a la cual no fue necesario agregar <text:span text:style-name="T11">componentes </text:span>ni realizar ninguna compilación especial. Se verificó que la aplicación <text:span text:style-name="T11">entregada por el usuario </text:span>compilara correctamente sin ninguna modificación <text:span text:style-name="T11">en esta plataforma </text:span>y arrojara, para los datos de entrada, exactamente los mismos resultados que en su entorno original. Con esto ya verificado <text:span text:style-name="T11">se </text:span>avanz<text:span text:style-name="T11">ó </text:span>en el trabajo de Tesis hacia el <text:span text:style-name="T12">análisis</text:span> propiamente dicho de la aplicación. </text:p>
      <text:p text:style-name="P15"><text:span text:style-name="T114">Como vimos en el capítulo anterior, lo primero antes de optimizar es tener una aplicación que produzca resultados correctos. </text:span>En nuestro caso se nos present<text:span text:style-name="T124">ó</text:span> una aplicación ya depurada y funcionando correctamente, por lo cual no deb<text:span text:style-name="T124">i</text:span>mos preocuparnos por <text:span text:style-name="T114">esta parte</text:span>, <text:span text:style-name="T114">así que pasamos</text:span> a la parte de optimización, <text:span text:style-name="T114">donde se deben </text:span>selecciona<text:span text:style-name="T124">r previamente</text:span> <text:span text:style-name="T114">los</text:span> casos de test para validar que la optimización sigue produciendo resultados correctos.</text:p>
      <text:p text:style-name="P16"><text:soft-page-break/>Contamos con dos casos de test provistos por el creador de la aplicación, los cuales se identifican por <text:span text:style-name="T13">dos parámetros (</text:span><text:span text:style-name="T14">nr</text:span><text:span text:style-name="T13"> y </text:span><text:span text:style-name="T14">no</text:span><text:span text:style-name="T13">) que definen, respectivamente, la cantidad total de </text:span><text:span text:style-name="T14">palas </text:span><text:span text:style-name="T13">y </text:span><text:span text:style-name="T14">nodos </text:span><text:span text:style-name="T13">sobre los cuales se va a realizar la simulación. Con estos parámetros se definen los casos de test, con valores iguales para ambos datos: nr = no = 50 en el primer caso de test, y nr = no = 80 en el segundo caso.</text:span></text:p>
      <text:p text:style-name="P17">Estos valores también definen unas variables globales comunes de la aplicación llamadas “maxir” y “maxio” que se <text:span text:style-name="T11">fijan </text:span>a nr+1 y no+1 respectivamente. Los valores están codificados directamente en la aplicación y no se utiliza ningún tipo de constante <text:span text:style-name="T17">que los defina</text:span>, algo que sería mas adecuado para el tratamiento de dichos valores y para tener un código m<text:span text:style-name="T11">á</text:span>s limpio; <text:span text:style-name="T17">esto</text:span> no se modific<text:span text:style-name="T11">ó</text:span> y se mantuvo el tratamiento original de los valores para alterar <text:span text:style-name="T11">lo menos posible </text:span>el código. </text:p>
      <text:p text:style-name="P3"><text:span text:style-name="T11">Por el mismo motivo, tampoco se modificó l</text:span>a obtención de los valores de entrada para las simulaciones a partir de un archivo de texto.</text:p>
      <text:p text:style-name="P14"/>
      <text:p text:style-name="normal"><text:span text:style-name="T116">### 3.2.1 </text:span>Análisis de <text:span text:style-name="T2">perfilado</text:span></text:p>
      <text:p text:style-name="P3"><text:span text:style-name="T1">Como paso preliminar de la optimización </text:span>realizamos análisis de la aplicación con <text:span text:style-name="T2">la herramienta de perfilado </text:span>gprof, para poder comparar los principales puntos de consumo de tiempo <text:span text:style-name="T1">con anterioridad a la optimización </text:span>y luego de la misma. <text:span text:style-name="T1">De esta forma se pretende </text:span>seleccionar <text:span text:style-name="T3">una o varias rutinas </text:span>para <text:span text:style-name="T3">la </text:span>paralelización y observar <text:span text:style-name="T3">de qué manera cambia el </text:span>comportamiento de la aplicación con la optimización.</text:p>
      <text:p text:style-name="P3">Los datos obtenidos por gprof en <text:span text:style-name="T3">esta etapa muestran que la rutina estela() resulta ser la que consume el mayor porcentaje (casi un 80%) del tiempo de ejecución de la aplicación. Le sigue la rutina solgauss() con un 14.36%. Estos datos </text:span>se pueden observar en la figura 3.x</text:p>
      <text:p text:style-name="P3"/>
      <text:p text:style-name="P86">Agregar imagen 3.x (Dropbox/Tesis/andres_scripts/tesis/oso_fortran/salida.gprof)</text:p>
      <text:p text:style-name="P18">--<text:span text:style-name="T18">explicar los datos y luego apuntar al gráfico y no al reves--</text:span></text:p>
      <text:p text:style-name="P18"/>
      <text:p text:style-name="P20">Con estos resultados <text:span text:style-name="T125">se pudo</text:span> inferir en esta primer revisión que estas dos rutinas son las candidatas a ser optimizadas con procesamiento paralelo.</text:p>
      <text:p text:style-name="P79">Para las pruebas se utilizaron dos computadoras de escritorio distintas, ambas con multiprocesadores, siendo una de ellas mas moderna. El primer equipo posee un procesador AMD Phenom II con 4 nucleos y 4Gb de memoria RAM. El segundo equipo consta de un procesador Intel Core i3 con 2 nucleos (2 hilos cada procesador) y 6 Gb de RAM. Las especificaciones completas son provistas en el Capítulo 4 donde se analizan los resultados obtenidos.</text:p>
      <text:p text:style-name="P21">La salida de la imagen 3.x fue obtenida <text:span text:style-name="T121">en el primer</text:span> equipo.</text:p>
      <text:p text:style-name="P1"><text:span text:style-name="T126">R</text:span>ealizamos el mismo análisis <text:span text:style-name="T122">de perfilado </text:span>sobre <text:span text:style-name="T122">el segundo equipo</text:span>, <text:span text:style-name="T126">y observamos que la mayor porción del tiempo sigue siendo consumida por la rutina </text:span><text:span text:style-name="T15">estela</text:span><text:span text:style-name="T16">()</text:span><text:span text:style-name="T19"> seguida por </text:span><text:span text:style-name="T15">solgauss</text:span><text:span text:style-name="T24">() casi en los mismos porcentajes, 74,26% y 16,84% respectivamente. También es de notar la mejoría en los tiempos de ejecución. Esto se puede observar en</text:span> la figura 3.x1:</text:p>
      <text:p text:style-name="P21"/>
      <text:p text:style-name="P86">Agregar imagen 3.x1 (tesis/oldone/omg2k14gprof)</text:p>
      <text:p text:style-name="P3"/>
      <text:p text:style-name="P83"/>
      <text:p text:style-name="P23">Según <text:span text:style-name="T10">Garg y Sharapov t</text:span>endríamos “código correcto no optimizado” (Unoptimized Correct Code)<text:span text:style-name="T10">[ref Techniques for Optimizing Apps: HPC] </text:span>, así que siguiendo <text:span text:style-name="T122">las etapas del proceso de optimización visto en el capítulo 2</text:span> debemos realizar una optimización serial para obtener código optimizado, y luego de esto pasamos a la etapa de “Optimización Paralela”, donde aplicamos paralelización al código para obtener justamente código paralelo optimizado. <text:span text:style-name="T25">Esto se puede ver en la imagen 3.y.</text:span></text:p>
      <text:p text:style-name="P24">En las siguientes secciones veremos como realizamos estas dos etapas del proceso para obtener nuestra aplicación de estudio optimizada paralelamente.</text:p>
      <text:p text:style-name="P24"/>
      <text:p text:style-name="P22">imagen 3.<text:span text:style-name="T127">y</text:span> del pdf de estos muchachos <text:span text:style-name="T26">(figura 1-1, hoja 51 del pdf)</text:span></text:p>
      <text:p text:style-name="P22"><text:soft-page-break/></text:p>
      <text:p text:style-name="normal"><text:span text:style-name="T116">## </text:span>3.<text:span text:style-name="T9">3</text:span> Optimización <text:span text:style-name="T27">Serial</text:span> del código Fortran. </text:p>
      <text:p text:style-name="P25">Como indican <text:span text:style-name="T10">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text:span text:style-name="T127">el trabajo de tesis intentamos </text:span>reducir al mínimo las modificaciones al código por lo cual las opciones que se utilizaran para el compilador, ya sea directivas u opciones por linea de comando, serán <text:span text:style-name="T127">solo </text:span>las de OpenMP; además la aplicación no hace uso de ninguna librería externa expresamente, solo las que utiliza el compilador. <text:span text:style-name="T28">Como </text:span><text:span text:style-name="T31">buscamos</text:span><text:span text:style-name="T28"> observar el impacto de </text:span><text:span text:style-name="T29">optimizar serialmente el código y </text:span><text:span text:style-name="T28">aplicar paralelización, no se utilizan librerías que pudieran optimizar otras partes del programa, entendiendo/</text:span><text:span text:style-name="T30">suponiendo</text:span><text:span text:style-name="T28"> además que las librerías propias del compilador están <text:s/>optimizadas para la plataforma donde se ejecuta.</text:span></text:p>
      <text:p text:style-name="P26"/>
      <text:p text:style-name="normal"><text:span text:style-name="T117">### </text:span>3.3.1 Análisis del acceso a datos de la aplicación</text:p>
      <text:p text:style-name="P26">Al analizar los resultados que arroja la aplicación luego de ser ejecutada <text:span text:style-name="T128">observamos</text:span> que maneja muchos archivos en disco, tanto de texto como binarios (temporales). Con <text:span text:style-name="T128">la</text:span> simple <text:span text:style-name="T128">ejecución de un comando </text:span>“ls” en el directorio de la aplicación podemos ver que aparecen <text:span text:style-name="T32">34 archivos TXT, 9 archivos PLT, 5 archivos OUT y por ultimo 8 archivos TMP; no contamos el archivo fuente .for, el ejecutable invisidosExe, el archivo con los datos de entrada entvis2f.in, ni el que utilizamos para almacenar los datos de gprof, invisidosExegprof.</text:span></text:p>
      <text:p text:style-name="P26"/>
      <text:p text:style-name="P87">h4ndr3s@gondolin:~/pruebas/oldone$ ls</text:p>
      <text:p text:style-name="P87">alfa.txt <text:s text:c="3"/><text:tab/>cp2.txt <text:s text:c="5"/><text:tab/>integ1.txt <text:s text:c="8"/><text:tab/><text:tab/>vel02int.txt</text:p>
      <text:p text:style-name="P87">arco.txt <text:s text:c="3"/><text:tab/>cpei.plt <text:s text:c="4"/><text:tab/>integ2.txt <text:s text:c="8"/><text:tab/><text:tab/>vel02pvn.txt</text:p>
      <text:p text:style-name="P87">cindg.tmp <text:s text:c="2"/><text:tab/>cpei.txt <text:s text:c="4"/><text:tab/>invisidos2fin.for <text:s/><text:tab/>velcapae.txt</text:p>
      <text:p text:style-name="P87">circo.txt <text:s text:c="2"/><text:tab/>cr.txt <text:s text:c="6"/><text:tab/>invisidosExe* <text:s text:c="10"/><text:tab/>velcapai.txt</text:p>
      <text:p text:style-name="P87">cix1.tmp <text:s text:c="3"/><text:tab/>entvis2f.in <text:s/><text:tab/>invisidosExegprof <text:s text:c="4"/><text:tab/>velindad.plt</text:p>
      <text:p text:style-name="P87">cix2.tmp <text:s text:c="3"/><text:tab/>estel1.txt <text:s text:c="2"/><text:tab/>palas.plt <text:s text:c="9"/><text:tab/><text:tab/>velindad.txt</text:p>
      <text:p text:style-name="P87">ciy1.tmp <text:s text:c="3"/><text:tab/>estel2.txt <text:s text:c="2"/><text:tab/>palest.plt <text:s text:c="8"/><text:tab/><text:tab/>velpotad.txt</text:p>
      <text:p text:style-name="P87">ciy2.tmp <text:s text:c="3"/><text:tab/>estel3.txt <text:s text:c="2"/><text:tab/>panel.plt <text:s text:c="9"/><text:tab/><text:tab/>velresad.plt</text:p>
      <text:p text:style-name="P87">ciz1.tmp <text:s text:c="3"/><text:tab/>fuerza.plt <text:s text:c="2"/><text:tab/>panel.txt <text:s text:c="9"/><text:tab/><text:tab/>veltotal.txt</text:p>
      <text:p text:style-name="P87">ciz2.tmp <text:s text:c="3"/><text:tab/>fzas.txt <text:s text:c="4"/><text:tab/>pres.plt <text:s text:c="10"/><text:tab/><text:tab/>velxyz.txt</text:p>
      <text:p text:style-name="P87">co.txt <text:s text:c="5"/><text:tab/>gama.txt <text:s text:c="4"/><text:tab/>salida2.out <text:s text:c="7"/><text:tab/><text:tab/>vix.txt</text:p>
      <text:p text:style-name="P87">coefg.tmp <text:s text:c="2"/><text:tab/>gdifo.out <text:s text:c="3"/><text:tab/>subr.out <text:s text:c="10"/><text:tab/><text:tab/>viy.txt</text:p>
      <text:p text:style-name="P87">coefp.txt <text:s text:c="2"/><text:tab/>gdifr.out <text:s text:c="3"/><text:tab/>vector.plt <text:s text:c="8"/><text:tab/><text:tab/>viz.txt</text:p>
      <text:p text:style-name="P87">coord.txt <text:s text:c="2"/><text:tab/>gmon.out <text:s text:c="4"/><text:tab/>vel01ext.txt <text:s text:c="6"/><text:tab/><text:tab/>vn.txt</text:p>
      <text:p text:style-name="P87">cp075c.txt <text:s/><text:tab/>go.out <text:s text:c="6"/><text:tab/>vel01int.txt</text:p>
      <text:p text:style-name="P87">cp1.txt <text:s text:c="4"/><text:tab/>gr.out <text:s text:c="6"/><text:tab/>vel02ext.txt</text:p>
      <text:p text:style-name="P26"/>
      <text:p text:style-name="P27">Los archivos en su mayoría tienen tamaños que van desde 8 Kb hasta 2 Mb, pero los archivos TMP pueden pesar varios Mb dependiendo el File System utilizado por el <text:span text:style-name="T33">sistema operativo</text:span> <text:span text:style-name="T34">y su configuración particular (tamaño de bloques)</text:span>, viendose 96 Mb en algunos y hasta 192 Mb o mas de 200 Mb <text:span text:style-name="T35">en otros</text:span>. Esto indica un gran volumen de datos que son escritos a, y leidos desde disco por la aplicación.</text:p>
      <text:p text:style-name="P28">Al hacer la aplicación un uso grande de archivos en disco, para comprender mejor que se necesita optimizar, registr<text:span text:style-name="T129">amos</text:span> <text:span text:style-name="T36">la correspondencia entre archivo y subrutina que accede al mismo, indicando si escribe, lee, hace ambas cosas o hace rewind. De dicho registro podemos obtener los archivos que son escritos a disco unicamente y cuales además son leídos por la misma u otras subrutinas.</text:span></text:p>
      <text:p text:style-name="P29">En la tabla 3.y podemos ver <text:span text:style-name="T33">esta correspondencia.</text:span></text:p>
      <text:p text:style-name="P29"/>
      <text:p text:style-name="P29"><text:tab/><text:tab/><text:tab/>Agregar Tabla 3.y de archivos y subrutinas y sus operaciones</text:p>
      <text:p text:style-name="P29"/>
      <text:p text:style-name="P30"><text:soft-page-break/>Para Fortran los archivos escritos en disco son External Files, pero también podemos llevar <text:span text:style-name="T37">la misma información</text:span> en Internal Files, que <text:span text:style-name="T38">son cadenas de caracteres o arreglos de cadenas de caracteres que en Fortran</text:span> poseen las mismas características de los archivos comunes (i.e. <text:span text:style-name="T33">se pueden manejar con</text:span> las mismas funciones) solo que son ubicados en memoria RAM. En este caso la decisión <text:span text:style-name="T129">se basa en que </text:span>la velocidad ganada al acceder a la información en memoria RAM en lugar de en disco es grande <text:span text:style-name="T39">(por ejemplo, la latencia en memoria se mide en nanosegundos y en disco en milisegundos)</text:span>, por lo cual al manejar archivos en memoria para lectura y escritura <text:span text:style-name="T129">conseguimos</text:span> mejorar la performance de <text:span text:style-name="T129">la</text:span> aplicación.</text:p>
      <text:p text:style-name="P30"/>
      <text:p text:style-name="normal"><text:span text:style-name="T117">### </text:span>3.3.2 Optimización por adaptación de archivos externos a internos</text:p>
      <text:p text:style-name="P31"/>
      <text:p text:style-name="P32">La primera decisi<text:span text:style-name="T130">ón</text:span> tomada en cuanto a la optimización del código es hacer desaparecer <text:span text:style-name="T40">del código, o demorar su utilización,</text:span> la mayor cantidad de archivos que son tanto escritos como leídos <text:span text:style-name="T41">en disco</text:span> por la aplicación durante su instancia de ejecución, de lo cual se desprende que no haremos ningún cambio sobre los archivos que son unicamente escritos por las subrutinas con unas excepciones, el archivo salida2.out y subr.<text:span text:style-name="T35">out que guardan resultados de la ejecución a medida que avanza y lo mostrado en salida estándar respectivamente. Estos archivos se guardaran en Internal Files de Fortran y su escritura se demorara hasta el fin del programa.</text:span></text:p>
      <text:p text:style-name="P33">Luego todo archivo o External File que es escrito y leído durante la ejecución de la aplicación será mantenido por un Internal File, donde solo deberemos cambiar en cada “write”, “read” <text:span text:style-name="T42">y “rewind”</text:span> las referencias al primero por el segundo, <text:span text:style-name="T42">como por ejemplo vemos en la imagen 3.xxx el código previo a la modificación y en la 3.xxy el código ya modificado.</text:span></text:p>
      <text:p text:style-name="P33"/>
      <text:p text:style-name="P34">Imagen 3.xxx mostraría:</text:p>
      <text:p text:style-name="P35"><text:s text:c="6"/>open(unit=15,file='subr.out')</text:p>
      <text:p text:style-name="P35"><text:s text:c="6"/>...</text:p>
      <text:p text:style-name="P36"><text:s text:c="6"/>write(15,1)</text:p>
      <text:p text:style-name="P36"><text:s text:c="6"/>write(6,1)</text:p>
      <text:p text:style-name="P34"/>
      <text:p text:style-name="P34">Imagen 3.xx<text:span text:style-name="T43">y</text:span> mostraría:</text:p>
      <text:p text:style-name="P35"><text:s text:c="6"/>character subrout(500)*60 <text:s text:c="2"/>! <text:span text:style-name="T130">definición del Internal File</text:span></text:p>
      <text:p text:style-name="P35"><text:s text:c="6"/>...</text:p>
      <text:p text:style-name="P36"><text:s text:c="6"/>write(subrout(nsubr),1)</text:p>
      <text:p text:style-name="P36"><text:s text:c="6"/>nsubr=nsubr+1</text:p>
      <text:p text:style-name="P36">! <text:s text:c="5"/>write(15,1)</text:p>
      <text:p text:style-name="P36"><text:s text:c="6"/>write(6,1)</text:p>
      <text:p text:style-name="P33"/>
      <text:p text:style-name="P37">Como se ve, reemplazamos el archivo “subr.out” representado por el identificador de unidad 15 por el Internal File denominado subrout.</text:p>
      <text:p text:style-name="P35">Un par de aclaraciones sobre las imagenes, como dijimos el External File subr.out sería manejado con un Internal File que como vemos en la declaración de la imagen 3.xxy es un arreglo de 500 cadenas de 60 caracteres como máximo. <text:span text:style-name="T38">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8">En la <text:span text:style-name="T34">tabla </text:span>3.yy vemos como quedan las equivalencias de los External Files y su correspondiente cambio a Internal File.</text:p>
      <text:p text:style-name="P38"/>
      <text:p text:style-name="P35"><text:tab/><text:tab/><text:span text:style-name="T34">Tabla 3.yy con tabla de External a Internal file</text:span></text:p>
      <text:p text:style-name="P37"/>
      <text:p text:style-name="P39">El proceso fue realizado primero en la subrutina Estela, buscando mejorar sus tiempos al convertir el manejo de los archivos integ1.txt e integ2.txt en internal files, retrasando la escritura en disco de <text:soft-page-break/>los datos hasta el final de la subrutina. Lo primero observado en este cambio es un incremento comprensible del uso de memoria de la aplicación, pasando de un uso originalmente de <text:span text:style-name="T131">200 a </text:span>202Mb sin aplicar ningún cambio, a utilizar 2<text:span text:style-name="T131">05</text:span>Mb con el cambio en el tratamiento de los archivos indicados. Es un cambio mínimo, pero con los cambios sucesivos se verá el impacto en la utilización de memoria.</text:p>
      <text:p text:style-name="P40">De acuerdo a <text:span text:style-name="T131">la tabla</text:span> de funciones y archivos, y al análisis de gprof realizado, proced<text:span text:style-name="T131">i</text:span>mos a modificar las subrutinas Solgauss y Circulac que son las que <text:span text:style-name="T44">leen</text:span> y <text:span text:style-name="T44">escriben</text:span> los archivos TMP <text:span text:style-name="T44">respectivamente, archivos </text:span>que consumen la mayor cantidad de espacio en disco de los utilizados por la aplicación.</text:p>
      <text:p text:style-name="P41">Antes de realizar el cambio directamente, <text:span text:style-name="T131">analizamos</text:span> que estructura ser<text:span text:style-name="T131">ía</text:span> la mas adecuada para llevar los resultados, ya que los archivos TMP <text:span text:style-name="T131">eran</text:span> binarios y sin formato, llevando valores calculados de una subrutina a otra.</text:p>
      <text:p text:style-name="P124"/>
      <text:p text:style-name="P42">Seleccionamos primero los archivos coefg.tmp y cindg.tmp (definidos como units 40 y 41 <text:span text:style-name="T45">respectivamente </text:span>al principio de la aplicación <text:span text:style-name="T131">original</text:span>) ya que <text:span text:style-name="T131">eran</text:span> los <text:span text:style-name="T131">de menor tamaño</text:span> de todos los archivos tipo TMP. Como observamos en la tabla 3.y los archivos mencionados son escritos en la subrutina “circulac” y leidos en “solgauss” (además de los rewind).</text:p>
      <text:p text:style-name="P80">La subrutina circulac, como indica en sus comentarios realiza el “calculo de la circulación asociada a la estela y a cada anillo vorticoso”. Está dividida en tres partes, siendo la primer parte la que realiza la escritura de los archivos coefg.tmp y cindg.tmp, y donde para estos cálculos lee los archivos tmp cix2.tmp, ciy2.tmp y ciz2.tmp, los cuales <text:span text:style-name="T131">no son modificados en esta etapa</text:span>. La segunda parte realiza la resolución de un sistema de npa*npa ecuaciones algebraicas y lo hace llamando a la subrutina solgauss que veremos a continuación. En la tercer parte con los resultados obtenidos se calculan otros valores que se escriben en otros archivos de resultados.</text:p>
      <text:p text:style-name="P42">Como la subrutina “circulac” es la que crea los archivos coefg.tmp y cindg.tmp analizamos las estructuras de control utilizadas para generar dichos archivos. </text:p>
      <text:p text:style-name="P42"/>
      <text:p text:style-name="P44">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4">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4"/>
      <text:p text:style-name="P125"><text:s text:c="6"/>implicit real*8 (a-h,o-z)</text:p>
      <text:p text:style-name="P42"/>
      <text:p text:style-name="P44">la que indica que cualquier variable no tipificada definida en el código cuyo nombre comience con una letra entre los rangos indicados (a-h y o-z) será declarada, implicitamente, como real*8, por lo cual podemos asegurar que coefg y cindg son de tipo real*8. <text:span text:style-name="T47">Con esto determinado podemos declarar internal files de tipo real*8 de tamaños npan y npan*npan para reemplazar a cindg.tmp y coefg.tmp respectivamente:</text:span></text:p>
      <text:p text:style-name="P44"/>
      <text:p text:style-name="P126"><text:s text:c="6"/>real*8 <text:span text:style-name="T48">cindgtmp</text:span>(npan),<text:span text:style-name="T48">coefgtmp</text:span>(npan*npan)</text:p>
      <text:p text:style-name="P42"/>
      <text:p text:style-name="P45">siendo <text:span text:style-name="T48">cindgtmp</text:span> el internal file para cindg.tmp y <text:span text:style-name="T48">coefgtmp</text:span> el internal file para coefg.tmp.</text:p>
      <text:p text:style-name="P46">Ahora debemos reemplazar las escrituras de los archivos binarios en disco con los internal files de la siguiente manera, donde existían las siguientes escrituras:</text:p>
      <text:p text:style-name="P46"/>
      <text:p text:style-name="P88"><text:soft-page-break/>write(40)coefg</text:p>
      <text:p text:style-name="P88">write(41)cindg</text:p>
      <text:p text:style-name="P88"/>
      <text:p text:style-name="P46">reemplazamos con el siguiente código:</text:p>
      <text:p text:style-name="P46"/>
      <text:p text:style-name="P88"><text:span text:style-name="T48">coefgtmp</text:span>(incoefg)=coefg</text:p>
      <text:p text:style-name="P88"><text:span text:style-name="T48">cindgtmp</text:span>(npa)=cindg</text:p>
      <text:p text:style-name="P46"/>
      <text:p text:style-name="P47">respectivamente. </text:p>
      <text:p text:style-name="P47">La variable “incoefg” es utilizada para marcar la posición en el array de npan*npan elementos, <text:span text:style-name="T52">internal file </text:span><text:span text:style-name="T49">coefgtmp</text:span><text:span text:style-name="T52">,</text:span> por cada vez <text:span text:style-name="T48">que entramos en el bucle interior, como es un array de una dimensión (igual al archivo binario que reemplaza) es necesario tener guardada la ultima posición por cada iteración del bucle externo. Para el internal file cindgtmp que reemplaza a cindg.tmp con utilizar la variable “npa” es suficiente, ya que lleva exactamente la posición en el array por cada iteración (es la variable de control </text:span><text:span text:style-name="T50">del bucle</text:span><text:span text:style-name="T48">).</text:span></text:p>
      <text:p text:style-name="P2">En el siguiente extracto de código observamos las estructuras DO <text:span text:style-name="T46">mencionadas que aparecen al principio de “circulac” [Prado2005 – lineas 2806-2841]:</text:span></text:p>
      <text:p text:style-name="P43"/>
      <text:p text:style-name="P128"><text:s text:c="6"/>do 1 npa=1,npan</text:p>
      <text:p text:style-name="P128"><text:s text:c="6"/>do 2 nv =1,npan <text:s/></text:p>
      <text:p text:style-name="P128"><text:s text:c="6"/>[...]</text:p>
      <text:p text:style-name="P128"><text:s text:c="6"/>coefg= sumbcx*vnx(npa)+sumbcy*vny(npa)+sumbcz*vnz(npa) </text:p>
      <text:p text:style-name="P128"><text:s text:c="6"/>write(40)coefg</text:p>
      <text:p text:style-name="P128"><text:s text:c="4"/>2 continue </text:p>
      <text:p text:style-name="P128"><text:s text:c="6"/>[...] <text:s text:c="5"/></text:p>
      <text:p text:style-name="P128"><text:s text:c="6"/>cindg= (-1.)*(vtgx(npa,1)*vnx(npa)+vtgy(npa,1)*vny(npa)+</text:p>
      <text:p text:style-name="P128"><text:s text:c="5"/>&amp; <text:s text:c="13"/>UU*vnz(npa))</text:p>
      <text:p text:style-name="P128"><text:s text:c="6"/>write(41)cindg</text:p>
      <text:p text:style-name="P128"><text:s text:c="4"/>1 continue</text:p>
      <text:p text:style-name="P84"/>
      <text:p text:style-name="P48">Como explicabamo<text:span text:style-name="T132">s</text:span>, la segunda parte de “circulac” llama a la subrutina “solgauss”, y previo a esto habiamos dicho que los archivos cindg.tmp y coefg.tmp que estamos reemplazando son escritos por la primera y leidos por la segunda. En “solgauss” el cambio es simple, tenemos dos bucles anidados que iteran de la misma manera que en “circulac” solo que leen los datos almacenados en los archivos TMP. Luego de esto hacen rewind de los archivos para que vuelvan a quedar disponibles para lectura al principio de los mismos. A continuación podemos ver el código <text:span text:style-name="T53">original</text:span>:</text:p>
      <text:p text:style-name="P48"/>
      <text:p text:style-name="P129"><text:s text:c="6"/>m=npan+1</text:p>
      <text:p text:style-name="P129"/>
      <text:p text:style-name="P129"><text:s text:c="6"/>do 1 i=1,npan </text:p>
      <text:p text:style-name="P129"><text:s text:c="6"/>do 2 j=1,npan </text:p>
      <text:p text:style-name="P129"><text:s text:c="6"/>read(40)cfg <text:s/></text:p>
      <text:p text:style-name="P129"><text:s text:c="6"/>coefg(i,j)=cfg</text:p>
      <text:p text:style-name="P129"><text:s text:c="4"/>2 continue</text:p>
      <text:p text:style-name="P129"><text:s text:c="6"/>read(41)cig</text:p>
      <text:p text:style-name="P129"><text:s text:c="6"/>coefg(i,m)=cig</text:p>
      <text:p text:style-name="P129"><text:s text:c="4"/>1 continue <text:s/></text:p>
      <text:p text:style-name="P129"/>
      <text:p text:style-name="P129"><text:s text:c="6"/>rewind(40) </text:p>
      <text:p text:style-name="P129"><text:s text:c="6"/>rewind(41)</text:p>
      <text:p text:style-name="P48"/>
      <text:p text:style-name="P48"><text:soft-page-break/>Como vemos aquí se leen ambos archivos para armar una matriz con la variable denominada coefg, la cual tiene npan filas y npan+1 columnas, <text:span text:style-name="T54">realizando lo siguiente,</text:span> en cada fila <text:span text:style-name="T54">almacena</text:span> en los primeros npan valores, <text:span text:style-name="T54">o primeras npan columnas,</text:span> los <text:span text:style-name="T54">datos </text:span>obtenidos de coefg.tmp, <text:span text:style-name="T54">y en último lugar, </text:span>columna npan+1, el <text:span text:style-name="T54">dato </text:span>obtenido de cindg.tmp.</text:p>
      <text:p text:style-name="P19"/>
      <text:p text:style-name="P49">Para permitir que “solgauss” pueda trabajar con el cambio que introdujimos es necesario que reciba de alguna manera las referencias a los internal files. Esto lo conseguimos simplemente pasando por <text:span text:style-name="T132">parámetro</text:span> los mismos. El cambio en el código sería el siguiente:</text:p>
      <text:p text:style-name="P49"/>
      <text:p text:style-name="P127">Código original definición de subrutina</text:p>
      <text:p text:style-name="P89">subroutine solgauss(npan,gama)</text:p>
      <text:p text:style-name="P89">...</text:p>
      <text:p text:style-name="P127">Código modificado</text:p>
      <text:p text:style-name="P89">subroutine solgauss(npan,gama,<text:span text:style-name="T48">tmpcoefg</text:span>,<text:span text:style-name="T48">tmpcindg</text:span><text:span text:style-name="T55">)</text:span></text:p>
      <text:p text:style-name="P99">…</text:p>
      <text:p text:style-name="P99">real*8 tmpcoefg(mxro*mxro),tmpcindg(mxro)</text:p>
      <text:p text:style-name="P49"/>
      <text:p text:style-name="P81">Aquí tmpcoefg y tmpcindg son <text:span text:style-name="T133">los nombres </text:span>como identifica <text:span text:style-name="T133">la subrutina a los Internal Files, y ambos arrays deben ser declarados explícitamente en la sección correspondiente.</text:span></text:p>
      <text:p text:style-name="P49"><text:span text:style-name="T133">Luego</text:span> que solgauss conoce la existencia de los internal files necesarios, modific<text:span text:style-name="T133">amos</text:span> los bucles de control para que los utilice<text:span text:style-name="T133">n</text:span>.</text:p>
      <text:p text:style-name="P50">El código visto previamente de solgauss qued<text:span text:style-name="T133">ó </text:span>de la siguiente manera:</text:p>
      <text:p text:style-name="P50"/>
      <text:p text:style-name="P132"><text:s text:c="6"/>m=npan+1 <text:s text:c="52"/></text:p>
      <text:p text:style-name="P132"><text:s text:c="6"/>incfg=1 <text:s text:c="53"/></text:p>
      <text:p text:style-name="P132"/>
      <text:p text:style-name="P132"><text:s text:c="6"/><text:tab/>do 1 i=1,npan</text:p>
      <text:p text:style-name="P132"><text:s text:c="6"/><text:tab/>do 2 j=1,npan <text:s text:c="47"/></text:p>
      <text:p text:style-name="P132"><text:s text:c="6"/><text:tab/>!read(40)cfg</text:p>
      <text:p text:style-name="P132"><text:s text:c="6"/><text:tab/>incfg=((i-1)*npan)+j <text:s text:c="40"/></text:p>
      <text:p text:style-name="P132"><text:s text:c="6"/><text:tab/>cfg=<text:span text:style-name="T48">tmpcoefg</text:span>(incfg) <text:s text:c="43"/></text:p>
      <text:p text:style-name="P132"><text:s text:c="6"/><text:tab/>coefg(i,j)=cfg <text:s text:c="46"/></text:p>
      <text:p text:style-name="P132"><text:s text:c="6"/><text:tab/>incfg=incfg+1 <text:s text:c="47"/></text:p>
      <text:p text:style-name="P132"><text:s text:c="4"/>2 continue</text:p>
      <text:p text:style-name="P132"><text:s text:c="6"/><text:tab/>!read(41)cig <text:s text:c="48"/></text:p>
      <text:p text:style-name="P132"><text:s text:c="6"/><text:tab/>cig=<text:span text:style-name="T48">tmpcindg</text:span>(i) <text:s text:c="47"/></text:p>
      <text:p text:style-name="P132"><text:s text:c="6"/><text:tab/>coefg(i,m)=cig <text:s text:c="46"/></text:p>
      <text:p text:style-name="P132"><text:s text:c="4"/>1 continue <text:s text:c="52"/></text:p>
      <text:p text:style-name="P132"/>
      <text:p text:style-name="P132"><text:s text:c="6"/>!rewind(40) <text:s text:c="49"/></text:p>
      <text:p text:style-name="P132"><text:s text:c="6"/>!rewind(41)</text:p>
      <text:p text:style-name="P49"/>
      <text:p text:style-name="P51">Como <text:span text:style-name="T56">indicábamos</text:span>, el cambio <text:span text:style-name="T133">no es complicado</text:span>, lo primero que <text:span text:style-name="T133">hicimos fue </text:span>la inclusión de una variable de control “incfg” inicializada en 1 (uno) con la cual <text:span text:style-name="T56">mantener la posición de la cual debe leerse desde </text:span><text:span text:style-name="T51">tmpcoefg</text:span><text:span text:style-name="T56"> (que reemplaza a coefg.tmp) la próxima vez que se ingresa al bucle de control; luego cambiamos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utilizada para seguir la posición del internal file “</text:span><text:span text:style-name="T51">tmpcoefg</text:span><text:span text:style-name="T56">”, ya que la posición del internal file “</text:span><text:span text:style-name="T51">tmpcindg</text:span><text:span text:style-name="T56">” puede ser llevada utilizando la variable de control del bucle, en este caso “i”.</text:span></text:p>
      <text:p text:style-name="P51"/>
      <text:p text:style-name="P52"><text:soft-page-break/>Estos cambios y ajustes para el recambio de archivos de texto por archivos internos (arrays en memoria) se realiz<text:span text:style-name="T134">ó </text:span>por cada uno de los archivos indicados en la tabla 3.yy. </text:p>
      <text:p text:style-name="P53">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2"/>
      <text:p text:style-name="P90">character salida2out(102)*95, subrout(500)*60</text:p>
      <text:p text:style-name="P52"/>
      <text:p text:style-name="P54">Y luego al utilizarlos llevar junto con ellos un contador que lleve la posición siguiente para escribir, <text:span text:style-name="T57">al cual llamamos nsubr para subrout:</text:span></text:p>
      <text:p text:style-name="P54"/>
      <text:p text:style-name="P90">write(subrout(nsubr),1)</text:p>
      <text:p text:style-name="P90">nsubr=nsubr+1</text:p>
      <text:p text:style-name="P54"/>
      <text:p text:style-name="P54">y <text:span text:style-name="T57">nsld2 para salida2out:</text:span></text:p>
      <text:p text:style-name="P54"/>
      <text:p text:style-name="P91">write(salida2out(nsld2),21)indice,ncapa</text:p>
      <text:p text:style-name="P91">write(salida2out(nsld2+1),'(a1)') ""</text:p>
      <text:p text:style-name="P91">nsld2=nsld2+2</text:p>
      <text:p text:style-name="P51"/>
      <text:p text:style-name="P55">En estos ejemplos, recordamos de<text:span text:style-name="T134">l capítulo 2 </text:span>que el número ubicado en el comando “write” al lado del archivo interno es una etiqueta de formato. <text:span text:style-name="T134">La cantidad de elementos de estos arrays corresponde con la cantidad de lineas que genera el archivo en disco.</text:span></text:p>
      <text:p text:style-name="P56">En el resto del código el tratamiento de estos archivos es similar, variando solamente de acuerdo a que datos deben ser escritos en el mismo, <text:span text:style-name="T58">como observamos en los</text:span> archivos internos que vimos previamente, los que reemplazan a coefg.tmp y cindg.tmp.</text:p>
      <text:p text:style-name="P58">Un caso especial son los archivos <text:span text:style-name="T59">internos </text:span>cix1tmp, cix2.tmp, ciy1tmp, ciy2.tmp, ciz1tmp y ciz2.tmp, <text:span text:style-name="T59">para </text:span>los cuales <text:span text:style-name="T59">sus homonimos archivos en disco (cix1.tmp, cix2.tmp, y así sucesivamente) </text:span>son definidos en el programa original como “unformatted”, i.e., sin formato, con lo cual se generan archivos en disco de tipo binario. <text:span text:style-name="T59">Para obtener el mismo comportamiento en nuestros archivos internos debimos tener el cuidado de escribir en ellos sin dar formato a lo ingresado, i.e., los valores ingresan tal cual son generados por el programa. Veamos un ejemplo con cix1tmp. </text:span></text:p>
      <text:p text:style-name="P58"/>
      <text:p text:style-name="P59">El código para escribir los valores en el programa original es el siguiente:</text:p>
      <text:p text:style-name="P59"/>
      <text:p text:style-name="P92"><text:tab/>do 114 npa=1,npan</text:p>
      <text:p text:style-name="P92"><text:tab/>do 113 nv=1,npan</text:p>
      <text:p text:style-name="P92"/>
      <text:p text:style-name="P92"><text:tab/>write(42)cix(npa,nv)</text:p>
      <text:p text:style-name="P100"><text:tab/>…</text:p>
      <text:p text:style-name="P101">113 continue</text:p>
      <text:p text:style-name="P101">114 continue</text:p>
      <text:p text:style-name="P59"/>
      <text:p text:style-name="P60">La apertura del archivo <text:span text:style-name="T135">cix1.tmp</text:span> le asigna al principio del programa la uni<text:span text:style-name="T60">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59"/>
      <text:p text:style-name="P59">El código en el programa optimizado es:</text:p>
      <text:p text:style-name="P59"/>
      <text:p text:style-name="P92"><text:soft-page-break/>common <text:s/><text:span text:style-name="T48">…</text:span> cix<text:span text:style-name="T61">1</text:span>tmp(maxro*maxro), <text:span text:style-name="T48">…</text:span></text:p>
      <text:p text:style-name="P101">…</text:p>
      <text:p text:style-name="P101"><text:tab/>kon=1</text:p>
      <text:p text:style-name="P92"><text:tab/>do 114 npa=1,npan</text:p>
      <text:p text:style-name="P92"><text:tab/>do 113 nv=1,npan</text:p>
      <text:p text:style-name="P92"/>
      <text:p text:style-name="P92"><text:tab/>cix1tmp(kon)=cix(npa,nv)</text:p>
      <text:p text:style-name="P100"><text:tab/>…</text:p>
      <text:p text:style-name="P92"><text:tab/>kon=kon+1</text:p>
      <text:p text:style-name="P101">113 continue</text:p>
      <text:p text:style-name="P101">114 continue</text:p>
      <text:p text:style-name="P59"/>
      <text:p text:style-name="P82">Aquí referenciamos primero la definición del archivo interno cix1tmp, <text:span text:style-name="T135">y </text:span>no se define un tipo por defecto, por lo que como explicamos en parrafos anteriores, toma el tipo implicito real*8 definido en el bloque “common” de cada subrutina. </text:p>
      <text:p text:style-name="P82">El tamaño del archivo interno <text:span text:style-name="T135">en su definición (maxro*maxro)</text:span> lo define el mismo bucle que lo genera, que itera desde 1 a “npan” dentro de otro bucle que itera la misma cantidad de veces, i.e., genera npan*npan elementos en cix1tmp. La variable maxro definida “common” y con valor pre<text:span text:style-name="T135">viamente </text:span>asignado es equivalente a npan, <text:span text:style-name="T135">y maxro es preferida a esta ya que en el bloque de definición npan aún no tiene asignado su valor</text:span>. </text:p>
      <text:p text:style-name="P82">Por último la variable “kon” oficia de contador de posiciones para el archivo interno.</text:p>
      <text:p text:style-name="P61">Luego de igual manera modificamos el código donde el archivo interno es leido por su equivalente interno. </text:p>
      <text:p text:style-name="P61">El código original sería:</text:p>
      <text:p text:style-name="P61"/>
      <text:p text:style-name="P93">read(42)cinfx</text:p>
      <text:p text:style-name="P61"/>
      <text:p text:style-name="P61">Optimizado con archivo interno:</text:p>
      <text:p text:style-name="P61"/>
      <text:p text:style-name="P93">cinfx=cix1tmp(kon)</text:p>
      <text:p text:style-name="P61"/>
      <text:p text:style-name="P61">Donde nuevamente la variable “kon” lleva la posición dentro del archivo interno.</text:p>
      <text:p text:style-name="P57"><text:span text:style-name="T21"/></text:p>
      <text:p text:style-name="P61">De igual manera son manejados los demás archivos externos binarios como archivos internos, los cuales mant<text:span text:style-name="T136">ienen</text:span> la información necesaria en memoria y no en disco. <text:span text:style-name="T136">El</text:span> tiempo de lectura y escritura de dichos archivos <text:span text:style-name="T136">se disminuye </text:span>considerablemente, pasando de tiempos de acceso medidos en milisegundos para un disco rigido, a tiempos de acceso en nanosegundos <text:span text:style-name="T136">para la memoria RAM</text:span>, lo cual implica un aumento de velocidad en un orden de 1000 veces, <text:span text:style-name="T62">al menos en teoría</text:span>. </text:p>
      <text:p text:style-name="P61">Obviamente esto trae aparejado una necesidad mayor de memoria RAM para el proceso ya que debe ser capaz de contener la totalidad de los datos <text:span text:style-name="T62">temporales que antes se contenían en disco, creciendo dicha necesidad proporcionalmente con el tamaño del problema calculado. Por ello inferimos que es posible que ante un tamaño suficientemente grande del problema, el calculo del mismo no sea viable en ciertos equipos. Se amplía sobre este tema en el capítulo 5.</text:span></text:p>
      <text:p text:style-name="P61"/>
      <text:p text:style-name="P62">Debido a lo indicado en el párrafo anterior es que en el trabajo de optimización se decidió no pasar la totalidad de los archivos externos a archivos internos y <text:span text:style-name="T137">no </text:span>diferir su escritura al final de la ejecución del programa, sino que se seleccionaron los mas críticos a efectos del cálculo, aquellos que eran escritos y leídos durante la ejecución del programa, y manteniendo como archivos externos todo aquel que solo era escrito o leído, <text:span text:style-name="T137">no ambas</text:span>.</text:p>
      <text:p text:style-name="P63">Podemos observar en la <text:span text:style-name="T63">tabla 3.3.2.yy cuales son los archivos que se decidió manejar mediante un archivo interno y el motivo de dicha decisión:</text:span></text:p>
      <text:p text:style-name="P63"><text:soft-page-break/></text:p>
      <text:p text:style-name="P94">Tabla 3.3.2.yy con los archivos modificados con archivos internos.</text:p>
      <text:p text:style-name="P94">Tendra archivo externo – archivo interno – tipo de cambio/observaciones: ej, solo utilizado en memoria, o escritura diferida</text:p>
      <text:p text:style-name="P63"/>
      <text:p text:style-name="P141">Una vez realizados los cambios indicados, verificamos que los resultados siguieran siendo correctos. Luego de verificado esto continuamos a la siguiente etapa de optimización.</text:p>
      <text:p text:style-name="P49"/>
      <text:p text:style-name="P5"/>
      <text:p text:style-name="normal"><text:span text:style-name="T118">## </text:span>3.<text:span text:style-name="T9">4</text:span> Optimización Paralela para Multiprocesamiento</text:p>
      <text:p text:style-name="P5"/>
      <text:p text:style-name="P62">Con el primer paso de optimización realizado es posible llevar a cabo la optimización paralela del código con el modelo seleccionado, como se explicó en el capítulo 2, OpenMP.</text:p>
      <text:p text:style-name="P62">Como vimos en la sección 3.2.1, de acuerdo al resultado de la herramienta gprof, el código candidato<text:span text:style-name="T64"> </text:span>para ser optimizado <text:span text:style-name="T64">en ese primer momento </text:span>e<text:span text:style-name="T64">ra</text:span> principalmente la subrutina “<text:span text:style-name="T65">estela</text:span>”, <text:span text:style-name="T65">seguida de “solgauss”.</text:span></text:p>
      <text:p text:style-name="P64">Si compilamos nuestro programa nuevamente con el profiler de GNU (gprof), pero con la optimización de los archivos internos, <text:span text:style-name="T138">obtenemos</text:span> que la subrutina “estela” sigue siendo la mas pesada, seguida de solgauss, incluso por porcentajes casí similares a los obtenidos en el programa original. <text:span text:style-name="T138">Podemos ver esto en</text:span> la imagen 3.4.x, </text:p>
      <text:p text:style-name="P64"/>
      <text:p text:style-name="P65">Imagen 3.4.x (pruebas/newone/estela_intfiles)</text:p>
      <text:p text:style-name="P64"/>
      <text:p text:style-name="normal"><text:span text:style-name="T119">### </text:span>3.4.1 Análisis de la subrutina Estela</text:p>
      <text:p text:style-name="P66"/>
      <text:p text:style-name="P67">En su definición la subrutina “estela” indica que realizá “Calculo de los coeficientes de influencia de los hilos libres”. <text:span text:style-name="T66">Los calculos realizados dentro de la subrutina son numerosos y complejos, por lo cual utilizaremos un pseudocódigo para poder observar los puntos mas importantes dentro de la subrutina que pueden ser candidatos de ser paralelizados. En la figura 3.4.xx podemos observar la subrutina estela.</text:span></text:p>
      <text:p text:style-name="P67"/>
      <text:p text:style-name="P133">Figura 3.4.<text:span text:style-name="T67">1.</text:span>xx</text:p>
      <text:p text:style-name="P133"/>
      <text:p text:style-name="P133">subrutina estela()</text:p>
      <text:p text:style-name="P133">definicion variables globales y constantes;</text:p>
      <text:p text:style-name="P133"/>
      <text:p text:style-name="P133">begin</text:p>
      <text:p text:style-name="P133"><text:tab/><text:span text:style-name="T68">Do</text:span> de i=1 a 2500</text:p>
      <text:p text:style-name="P133"><text:tab/><text:span text:style-name="T68">Do</text:span> de j=1 a 51</text:p>
      <text:p text:style-name="P133"><text:tab/><text:tab/>ciex(i,j) = 0</text:p>
      <text:p text:style-name="P133"><text:tab/><text:tab/>ciey(i,j) = 0</text:p>
      <text:p text:style-name="P133"><text:tab/><text:tab/>ciez(i,j) = 0</text:p>
      <text:p text:style-name="P133"><text:tab/><text:span text:style-name="T68">end do</text:span></text:p>
      <text:p text:style-name="P133"><text:tab/><text:span text:style-name="T68">end do</text:span></text:p>
      <text:p text:style-name="P134"><text:tab/>calculos parciales</text:p>
      <text:p text:style-name="P134"><text:tab/><text:span text:style-name="T69">ib = 1</text:span></text:p>
      <text:p text:style-name="P134"/>
      <text:p text:style-name="P134">Do de i<text:span text:style-name="T144">r</text:span>=1 a 2500</text:p>
      <text:p text:style-name="P134">Do de <text:span text:style-name="T144">npa</text:span>=1 a 51</text:p>
      <text:p text:style-name="P134"><text:tab/>Do de <text:span text:style-name="T145">i</text:span>k=1 a 2001</text:p>
      <text:p text:style-name="P134"><text:tab/><text:tab/>genera fx(<text:span text:style-name="T145">i</text:span>k), fy(<text:span text:style-name="T145">i</text:span>k), fz(<text:span text:style-name="T145">i</text:span>k), dista(<text:span text:style-name="T145">i</text:span>k), denom(<text:span text:style-name="T145">i</text:span>k)</text:p>
      <text:p text:style-name="P134"><text:tab/>end do</text:p>
      <text:p text:style-name="P134"><text:soft-page-break/></text:p>
      <text:p text:style-name="P138">## sumatoria terminos impares six, siy, siz</text:p>
      <text:p text:style-name="P135"><text:tab/>six,siy,siz = 0</text:p>
      <text:p text:style-name="P135"><text:tab/>Do de i<text:span text:style-name="T70">k</text:span>=2 a 2000</text:p>
      <text:p text:style-name="P135"><text:tab/><text:tab/>six = six + fx(i<text:span text:style-name="T70">k</text:span>)/denom(i<text:span text:style-name="T70">k</text:span>)</text:p>
      <text:p text:style-name="P135"><text:tab/><text:tab/>siy = siy + fy(i<text:span text:style-name="T70">k</text:span>)/denom(i<text:span text:style-name="T70">k</text:span>)</text:p>
      <text:p text:style-name="P135"><text:tab/><text:tab/>siz = siz + fz(i<text:span text:style-name="T70">k</text:span>)/denom(i<text:span text:style-name="T70">k</text:span>)</text:p>
      <text:p text:style-name="P135"><text:tab/><text:tab/>i<text:span text:style-name="T70">k</text:span> = i<text:span text:style-name="T70">k</text:span> +2</text:p>
      <text:p text:style-name="P135"><text:tab/>end do</text:p>
      <text:p text:style-name="P138">## sumatoria terminos pares spx, spy, spz</text:p>
      <text:p text:style-name="P135"><text:tab/>spx,spy,spz = 0</text:p>
      <text:p text:style-name="P135"><text:tab/>Do de i<text:span text:style-name="T70">k</text:span>=3 a 2000</text:p>
      <text:p text:style-name="P135"><text:tab/><text:tab/>spx = spx + fx(i<text:span text:style-name="T70">k</text:span>)/denom(i<text:span text:style-name="T70">k</text:span>)</text:p>
      <text:p text:style-name="P135"><text:tab/><text:tab/>spy = spy + fy(i<text:span text:style-name="T70">k</text:span>)/denom(i<text:span text:style-name="T70">k</text:span>)</text:p>
      <text:p text:style-name="P135"><text:tab/><text:tab/>spz = spz + fz(i<text:span text:style-name="T70">k</text:span>)/denom(i<text:span text:style-name="T70">k</text:span>)</text:p>
      <text:p text:style-name="P135"><text:tab/><text:tab/>i<text:span text:style-name="T70">k</text:span> = i<text:span text:style-name="T70">k</text:span> +2</text:p>
      <text:p text:style-name="P135"><text:tab/>end do</text:p>
      <text:p text:style-name="P149"><text:tab/><text:span text:style-name="T71">calculo ciex(ir,npa), ciey(ir,npa), ciez(ir,npa)</text:span></text:p>
      <text:p text:style-name="P134"><text:tab/><text:span text:style-name="T71">if (indice = 1) and (ib = 1) then <text:s/>## se ejecuta solo 1 vez</text:span></text:p>
      <text:p text:style-name="P134"><text:tab/><text:span text:style-name="T72">## calculo coeficientes de la estela x, y, z</text:span></text:p>
      <text:p text:style-name="P134"><text:tab/><text:tab/><text:span text:style-name="T71">if (i = nr) and (j = nr/2) then <text:s/></text:span></text:p>
      <text:p text:style-name="P134"><text:span text:style-name="T71"><text:tab/><text:tab/></text:span><text:span text:style-name="T72">## calculo para i=50 y j=25 (nr depende del tamaño del problema,</text:span></text:p>
      <text:p text:style-name="P139"><text:tab/><text:tab/>## en este caso el tamaño es 50)</text:p>
      <text:p text:style-name="P134"><text:tab/><text:tab/><text:tab/><text:span text:style-name="T74">inicializa valx,valy,valz</text:span></text:p>
      <text:p text:style-name="P134"><text:tab/><text:tab/><text:tab/><text:span text:style-name="T74">Do de ik=1 a 2001</text:span></text:p>
      <text:p text:style-name="P134"><text:tab/><text:tab/><text:tab/><text:tab/><text:span text:style-name="T74">escribe archivo integ1.txt con varios valores incluyendo valx,valy,valz</text:span></text:p>
      <text:p text:style-name="P134"><text:tab/><text:tab/><text:tab/><text:tab/><text:span text:style-name="T74">if (ik =/= 2001) then</text:span></text:p>
      <text:p text:style-name="P134"><text:tab/><text:tab/><text:tab/><text:tab/><text:tab/><text:span text:style-name="T74">const=1</text:span></text:p>
      <text:p text:style-name="P134"><text:tab/><text:tab/><text:tab/><text:tab/><text:tab/><text:span text:style-name="T74">if (ik == 2000) then</text:span></text:p>
      <text:p text:style-name="P134"><text:tab/><text:tab/><text:tab/><text:tab/><text:tab/><text:tab/><text:span text:style-name="T74">const=0.5</text:span></text:p>
      <text:p text:style-name="P134"><text:tab/><text:tab/><text:tab/><text:tab/><text:tab/><text:span text:style-name="T74">endif</text:span></text:p>
      <text:p text:style-name="P134"><text:tab/><text:tab/><text:tab/><text:tab/><text:tab/><text:span text:style-name="T75">valx = valx + fx(ik+1)/denom(ik+1)*otros valores</text:span></text:p>
      <text:p text:style-name="P134"><text:tab/><text:tab/><text:tab/><text:tab/><text:tab/><text:span text:style-name="T75">valy = valy + fy(ik+1)/denom(ik+1)*otros valores</text:span></text:p>
      <text:p text:style-name="P134"><text:tab/><text:tab/><text:tab/><text:tab/><text:tab/><text:span text:style-name="T75">valz = valz + fz(ik+1)/denom(ik+1)*otros valores</text:span></text:p>
      <text:p text:style-name="P134"><text:tab/><text:tab/><text:tab/><text:tab/><text:span text:style-name="T75">else </text:span></text:p>
      <text:p text:style-name="P134"><text:tab/><text:tab/><text:tab/><text:tab/><text:tab/><text:span text:style-name="T75">escribe integ1.txt con varios valores sin valx,valy,valz pero con ciex,ciey,ciez(i,j)</text:span></text:p>
      <text:p text:style-name="P134"><text:tab/><text:tab/><text:tab/><text:tab/><text:span text:style-name="T74">endif</text:span></text:p>
      <text:p text:style-name="P134"><text:tab/><text:tab/><text:span text:style-name="T76">else</text:span></text:p>
      <text:p text:style-name="P134"><text:tab/><text:tab/><text:tab/><text:span text:style-name="T76">if (i = nr/2) and (j = nr+1) then </text:span></text:p>
      <text:p text:style-name="P134"><text:tab/><text:tab/><text:tab/><text:span text:style-name="T73">## Luego (si no entró en el anterior if) el calculo es para i = 25 y j=51</text:span></text:p>
      <text:p text:style-name="P134"><text:tab/><text:tab/><text:tab/><text:tab/><text:span text:style-name="T75">Repite mismo trabajo pero escribiendo integ2.txt</text:span></text:p>
      <text:p text:style-name="P134"><text:tab/><text:tab/><text:tab/><text:span text:style-name="T76">endif</text:span></text:p>
      <text:p text:style-name="P136"><text:tab/><text:tab/>endif</text:p>
      <text:p text:style-name="P134"><text:tab/><text:span text:style-name="T71">endif</text:span></text:p>
      <text:p text:style-name="P136">end do</text:p>
      <text:p text:style-name="P136">end do</text:p>
      <text:p text:style-name="P133">end</text:p>
      <text:p text:style-name="P137"/>
      <text:p text:style-name="P68">Analizando el pseudocódigo podemos observar que la subrutina tiene partes bien diferenciadas. Un inicio con seteo de valores iniciales y calculos parciales, y luego vemos un bloque conformado por <text:soft-page-break/>dos bucles principales; dentro de ellos es donde se encuentran las estructuras que pueden ser paralelizadas.</text:p>
      <text:p text:style-name="P69">Inicia con un bucle que calcula los datos en fx, fy, fz, denom y dista; luego calcula terminos pares e impares; finaliza con el denominado calculo de coeficientes de la estela x,y,z. </text:p>
      <text:p text:style-name="P69"/>
      <text:p text:style-name="P69">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77">y controla las etapas por las que pasa</text:span>, toma valores de uno a diez y no repite los valores.</text:p>
      <text:p text:style-name="P70">Por otra parte, el calculo de coeficientes se hace sobre los valores valx, valy y valz, realizando sobre ellos una sumatoria, con lo cual se crea una dependencia de datos entre el calculo de un valor y los <text:span text:style-name="T78">cálculos</text:span> previos (cap<text:span text:style-name="T78">í</text:span>tul<text:span text:style-name="T78">o</text:span> 2 – openmp), <text:span text:style-name="T78">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70"/>
      <text:p text:style-name="P71">Si observamos bien el calculo de los terminos pares e impares, se presenta el mismo problema de dependencias de datos que aparece en el calculo de coeficientes. Cuando calculamos por ejemplo six, necesitamos conocer el valor previo de six en ese momento.</text:p>
      <text:p text:style-name="P71"/>
      <text:p text:style-name="P71">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text:span text:style-name="T139">el requisito de no modificar el código de maneras que pueda tornarse ilegible para el usuario </text:span>es que no se avanzó sobre estas áreas de la subrutina. La solución a este problema puede ser motivo de un trabajo futuro que se pondrá a consideración en el capitulo 5.</text:p>
      <text:p text:style-name="P142"><text:span text:style-name="T21"/></text:p>
      <text:p text:style-name="P72">Luego de descartar estos puntos como las zonas a paralelizar en la subrutina “estela” nos quedamos con el bucle de la figura 3.4.<text:span text:style-name="T67">1.</text:span>xx que genera los arrays fx, fy, fz, denom y dista, <text:span text:style-name="T67">ya que cada valor generado de estos arrays no depende de otros previos dentro de los arrays.</text:span></text:p>
      <text:p text:style-name="P72"/>
      <text:p text:style-name="normal"><text:span text:style-name="T120">### </text:span>3.4.2 Optimización <text:span text:style-name="T80">con OpenMP</text:span> de subrutina Estela</text:p>
      <text:p text:style-name="P73"/>
      <text:p text:style-name="P144">Seleccionado el bucle a paralelizar h<text:span text:style-name="T140">icimos</text:span> un <text:span text:style-name="T140">análisis</text:span> de los datos que intervienen para poder realizar una optimización correcta. <text:span text:style-name="T140">Realizamos varias pruebas para definir las directivas OpenMP correctas, quedando definido un conjunto de datos que debe ser compartido por cada thread lanzado por OpenMP y ciertas variables que deben ser privadas de cada uno de ellos.</text:span></text:p>
      <text:p text:style-name="P74"/>
      <text:p text:style-name="P74">El <text:span text:style-name="T81">bloque de </text:span>código seleccionado para <text:span text:style-name="T81">optimizar</text:span> es <text:span text:style-name="T140">e</text:span>l siguiente <text:span text:style-name="T140">(ha sido abreviado)</text:span>:</text:p>
      <text:p text:style-name="P74"/>
      <text:p text:style-name="P95"><text:span text:style-name="T82">1</text:span> <text:s text:c="7"/>do 3 ik=1,kult</text:p>
      <text:p text:style-name="P95"><text:span text:style-name="T82">2</text:span> <text:s text:c="7"/>fx(ik)=<text:span text:style-name="T83">[calculo con valores de varias matrices]</text:span></text:p>
      <text:p text:style-name="P95"><text:span text:style-name="T82">3</text:span> <text:s text:c="7"/>fy(ik)=<text:span text:style-name="T83">[calculo con valores de varias matrices]</text:span></text:p>
      <text:p text:style-name="P95"><text:span text:style-name="T82">4</text:span> <text:s text:c="7"/>fz(ik)=<text:span text:style-name="T83">[calculo con valores de varias matrices]</text:span></text:p>
      <text:p text:style-name="P95"><text:span text:style-name="T82">5</text:span> <text:s text:c="7"/>fz(ik)=(-1.)*fz(ik)</text:p>
      <text:p text:style-name="P95"><text:span text:style-name="T82">6</text:span> <text:s text:c="7"/>dist2=<text:span text:style-name="T83">[calculo con valores de varias matrices]</text:span></text:p>
      <text:p text:style-name="P95"><text:span text:style-name="T82">7</text:span> <text:s text:c="7"/>dista(ik)=dsqrt(dist2) <text:s text:c="33"/></text:p>
      <text:p text:style-name="P95"><text:span text:style-name="T82">8</text:span> <text:s text:c="7"/>denom(ik)=dista(ik)**3 <text:s text:c="18"/></text:p>
      <text:p text:style-name="P95"><text:soft-page-break/><text:span text:style-name="T82">9</text:span> <text:s text:c="4"/>3 continue</text:p>
      <text:p text:style-name="P75"/>
      <text:p text:style-name="P110">Este bucle es el primer bucle interno de dos iteraciones mayores que incluyen mas <text:span text:style-name="T141">cálculos</text:span> con otras estructuras, las cuales dependen de los resultados obtenidos en este primer bucle.</text:p>
      <text:p text:style-name="P110">Se cal<text:span text:style-name="T141">c</text:span>ulan tres arrays llamados <text:span text:style-name="T84">fx</text:span>, <text:span text:style-name="T84">fy</text:span> y <text:span text:style-name="T84">fz</text:span>, un valor <text:span text:style-name="T84">dist2</text:span>, y dos arrays mas basados en el valor de <text:span text:style-name="T84">dist2</text:span>, <text:span text:style-name="T90">llamados </text:span><text:span text:style-name="T84">dista</text:span> y <text:span text:style-name="T84">denom</text:span>.</text:p>
      <text:p text:style-name="P111">Los cálculos de los tres primeros arrays y del valor dist2 dependen de varios otros arrays ya calculados previamente y que la subrutina obtiene por el área de datos común con el resto de partes del programa Fortran, además de utilizar funciones propias del lenguaje.</text:p>
      <text:p text:style-name="P112">En un primer análisis del bloque de código observa<text:span text:style-name="T142">mos</text:span> una <text:span text:style-name="T142">posible </text:span>dependencia de datos en las lineas (5) y (8) <text:span text:style-name="T91">de la fig. 3.4.2.xx</text:span>. En la primera el calculo de fz(ik) depende de si mismo y en la segunda el valor de denom(ik) depende del valor de dista(ik) <text:span text:style-name="T142">que depende de dist2</text:span>. <text:span text:style-name="T142">Si bien es posible que no surgieran problemas con estos valores, para evitar resultados inesperados, decidimos analizar y modificar si fuera necesario para evitar la dependencia, siempre que el cambio no fuera significativo, como reescribir la estructura de control completa o varias lineas con nuevas instrucciones.</text:span></text:p>
      <text:p text:style-name="P113">La dependencia de datos en la linea (5) <text:span text:style-name="T142">fue</text:span> posible solucionarla rápida y elegantemente. La linea lo que hace es al valor en fz(ik) multiplicarlo por -1, por lo cual es posible este c<text:span text:style-name="T92">á</text:span>lculo agregarlo <text:span text:style-name="T92">al final d</text:span>e la linea (4) <text:span text:style-name="T92">quedando la linea de la siguiente manera:</text:span></text:p>
      <text:p text:style-name="P113"/>
      <text:p text:style-name="P96"><text:s text:c="8"/>fz(ik)=<text:span text:style-name="T92">([calculo con valores de varias matrices])*(-1.)</text:span></text:p>
      <text:p text:style-name="P113"/>
      <text:p text:style-name="P114">En el caso de la linea (8) el análisis es distinto, la dependencia se encuentra en el valor de dista(ik) el cual es calculado en el paso previo y depende del cálculo del valor dist2, además es un calculo simple con una función interna del lenguaje Fortran. Se podría utilizar un calculo intermedio y luego asignar el resultado a dista(ik) y denom(ik), por ej:</text:p>
      <text:p text:style-name="P114"/>
      <text:p text:style-name="P130">var_aux = dsqrt(dist2)</text:p>
      <text:p text:style-name="P130">dista(ik) = var_aux</text:p>
      <text:p text:style-name="P130">denom(ik) = var_aux**3</text:p>
      <text:p text:style-name="P114"/>
      <text:p text:style-name="P115">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9">que </text:span>utiliz<text:span text:style-name="T79">a</text:span> una función interna de Fortran a la cual se le envía un solo valor, se puede resolver de la siguiente manera:</text:p>
      <text:p text:style-name="P115"/>
      <text:p text:style-name="P131">dista(ik) = dsqrt(dist2)</text:p>
      <text:p text:style-name="P131">denom(ik) = (dsqrt(dist2))**3</text:p>
      <text:p text:style-name="P115"/>
      <text:p text:style-name="P76"><text:span text:style-name="T93">Se puede entender mejor la dependencia de datos y la necesidad de controlar ciertas variables en los bloques paralelizados al observar un problema importante que surgió durante el trabajo de tesis, el cual</text:span> incluso no esta<text:span text:style-name="T94">ba</text:span> <text:span text:style-name="T143">a </text:span>simple vista. </text:p>
      <text:p text:style-name="P76"><text:span text:style-name="T94">A</text:span>l realizar la optimización paralela los resultados del programa eran distintos a los de la ejecución normal. Los resultados deb<text:span text:style-name="T94">en</text:span> ser iguales, el programa es totalmente determinístico, por lo cual se buscaron muchas formas diferentes con directivas de OpenMP de controlar la ejecución de los threads <text:span text:style-name="T94">en este bloque seleccionado para optimización, </text:span>para que los datos no se contaminaran, <text:span text:style-name="T94">pero </text:span>siempre <text:span text:style-name="T94">arribando al</text:span> mismo resultado <text:span text:style-name="T143">erróneo.</text:span> </text:p>
      <text:p text:style-name="P76"><text:soft-page-break/>El problema se encontró en otra porción de código que parecía bastante simple de paralelizar y <text:span text:style-name="T94">sin</text:span> necesi<text:span text:style-name="T94">dad de</text:span> control alguno. Al iniciar, la subrutina estela utiliza dos estructuras DO anidadas que inicializan con valor 0 tres arrays (ciex, ciey y ciez), por lo cual con una estructura OMP PARALLEL DO de OpenMP <text:span text:style-name="T93">debería bastar </text:span>para paralelizar el calculo y <text:span text:style-name="T93">obtener una ganancia en performance, mínima pero una ganancia al fin.</text:span></text:p>
      <text:p text:style-name="P77">El problema surg<text:span text:style-name="T94">e</text:span> porque la inicialización a 0 se realiza a través de una <text:span text:style-name="T95">variable</text:span> llamada “cero” definida en otra parte del código con el valor 0. Al lanzarse los threads de OpenMP dicha <text:span text:style-name="T95">variable</text:span> pas<text:span text:style-name="T96">ó</text:span> a <text:span text:style-name="T94">tener</text:span> un valor indeterminado para cada thread, trayendo consigo datos <text:span text:style-name="T94">espurios</text:span> a los cálculos siguientes donde los arrays intervienen. Al comentar las directivas OpenMP que encerraban dichos bloques DO los resultados <text:span text:style-name="T143">del programa</text:span> volvieron a ser correctos.</text:p>
      <text:p text:style-name="P78">Si bien el comportamiento por defecto de OpenMP debería ser compartir entre todos los threads las variables en memoria del programa principal, no ocurre en este caso con la <text:span text:style-name="T95">variable</text:span> <text:span text:style-name="T84">“cero”</text:span><text:span text:style-name="T97">. Investigar estas particularidades, </text:span><text:span text:style-name="T98">como una implementación del estándar OpenMP difiere de otras y que problemas trae,</text:span><text:span text:style-name="T97"> puede ser motivo de una extensión futura de este trabajo de tesis.</text:span></text:p>
      <text:p text:style-name="P116"/>
      <text:p text:style-name="P145">Con las modificaciones indicadas el bucle ya est<text:span text:style-name="T143">aba </text:span>en condiciones de ser paralelizado con OpenMP.</text:p>
      <text:p text:style-name="P117">Lo primero que realizamos, c<text:span text:style-name="T83">omo vimos en el capitulo 2, </text:span>es indicar el comienzo de la región paralela y su final<text:span text:style-name="T83">:</text:span></text:p>
      <text:p text:style-name="P85"/>
      <text:p text:style-name="P102">!$OMP PARALLEL</text:p>
      <text:p text:style-name="P103">[bucle paralelizado]</text:p>
      <text:p text:style-name="P102">!$OMP END PARALLEL</text:p>
      <text:p text:style-name="P122"/>
      <text:p text:style-name="P146">Ahora debíamos agregar las directivas para indicar que la región paralela debía ser una estructura DO, por lo que agregamos las directivas DO de OpenMP:</text:p>
      <text:p text:style-name="P117"/>
      <text:p text:style-name="P102">!$OMP PARALLEL</text:p>
      <text:p text:style-name="P102">!$OMP DO</text:p>
      <text:p text:style-name="P102"/>
      <text:p text:style-name="P104">[bucle paralelizado]</text:p>
      <text:p text:style-name="P104"/>
      <text:p text:style-name="P102">!$OMP END DO</text:p>
      <text:p text:style-name="P97">!$OMP END PARALLEL</text:p>
      <text:p text:style-name="P117"/>
      <text:p text:style-name="P147">Al realizar estos cambios en el código para el bloque indicado, consegui<text:span text:style-name="T144">mos</text:span> una gran mejoría en el tiempo empleado, <text:span text:style-name="T144">pero los resultados aún no eran correctos.</text:span> Teniendo en cuenta esto debemos realizar un <text:span text:style-name="T109">análisis</text:span> de que <text:span text:style-name="T110">variables</text:span> son compartid<text:span text:style-name="T110">a</text:span>s por los <text:span text:style-name="T110">distintos threads del proceso y cual es su alcance para evitar discrepancias en los resultados, ya que como indicamos el programa debía ser totalmente determinístico.</text:span></text:p>
      <text:p text:style-name="P123"/>
      <text:p text:style-name="P118"><text:span text:style-name="T144">En e</text:span>l bloque de código <text:span text:style-name="T144">observamos</text:span> que para realizar el calculo de los arrays son necesarios varios otros arrays y variables <text:span text:style-name="T111">los que ya poseen valores previos</text:span>. Podemos ver en la figura 3.4.2.yy cuales son:</text:p>
      <text:p text:style-name="P118"/>
      <text:p text:style-name="P98">arrays:</text:p>
      <text:p text:style-name="P98">pcx, pcy, pcz, xe, ye, ze, re, fi</text:p>
      <text:p text:style-name="P98">Variable:</text:p>
      <text:p text:style-name="P98">c0</text:p>
      <text:p text:style-name="P119"/>
      <text:p text:style-name="P119">Además utiliza las variables de control <text:span text:style-name="T84">ir</text:span> y <text:span text:style-name="T84">npa</text:span> de los bloques DO exteriores donde está anidado nuestro bloque de código, utilizadas para recorrer los arrays indicados en la figura 3.4.<text:span text:style-name="T146">1</text:span>.yy.</text:p>
      <text:p text:style-name="P119"><text:soft-page-break/></text:p>
      <text:p text:style-name="P119">El primer interrogante e<text:span text:style-name="T147">ra</text:span> saber si los datos se deben compartir entre todos los threads o deben ser privados. Si observamos todos los arrays y variables externos que se utilizan para el cálculo, los threads deben compartir su valor, si los <text:span text:style-name="T147">definiéramos</text:span> como PRIVATE su valor sería indefinido para cada thread, y si fuera como FIRSTPRIVATE por mas que los valores fueran correctos, la cantidad de recursos necesarios para la ejecución se multiplicaría por la cantidad de threads que estuvieran en ejecución <text:span text:style-name="T144">ya que cada uno tendría una copia de cada variable</text:span>. </text:p>
      <text:p text:style-name="P119"/>
      <text:p text:style-name="P119">Luego, los arrays modificados dentro del bloque son escritos por cada thread, pero cada thread accede a las posiciones definidas por la variable de control del bloque DO que estamos paralelizando, <text:span text:style-name="T84">ik</text:span><text:span text:style-name="T97">, </text:span><text:span text:style-name="T99">la cual tendrá un valor para cada thread específico; por ejemplo si dividimos un DO de 100 iteraciones en 2 threads, la variable de control </text:span><text:span text:style-name="T85">ik</text:span><text:span text:style-name="T99"> tendrá valor inicial de 0 para un thread y 50 para el otro.</text:span></text:p>
      <text:p text:style-name="P119"><text:span text:style-name="T99">Esto nos lleva a que los arrays modificados dentro del bloque también pued</text:span><text:span text:style-name="T107">a</text:span><text:span text:style-name="T99">n ser compartidos por todos los threads, ya que solo son accedidos indexados por la variable </text:span><text:span text:style-name="T85">ik</text:span><text:span text:style-name="T99"> la cual como </text:span><text:span text:style-name="T107">indicamos</text:span><text:span text:style-name="T99"> será dis</text:span><text:span text:style-name="T107">tinta </text:span><text:span text:style-name="T99">para cada thread, con lo cual cada </text:span><text:span text:style-name="T107">uno </text:span><text:span text:style-name="T99">accede</text:span><text:span text:style-name="T107">rá</text:span><text:span text:style-name="T99"> a </text:span><text:span text:style-name="T107">modificar</text:span><text:span text:style-name="T99"> posiciones de los arrays distintas.</text:span></text:p>
      <text:p text:style-name="P120"><text:span text:style-name="T107">Por</text:span><text:span text:style-name="T97"> todo esto, </text:span><text:span text:style-name="T107">concluimos</text:span><text:span text:style-name="T97"> que la gran mayoría de arrays y variables son compartidas por todos los threads, y la dependencia de datos entre estos es inexistente (los arrays escritos no son leidos, los arrays y variables </text:span><text:span text:style-name="T107">leídas</text:span><text:span text:style-name="T97"> no son modificad</text:span><text:span text:style-name="T107">a</text:span><text:span text:style-name="T97">s), con lo cual definimos en la instrucción OpenMP de inicio del bloque paralelo como DEFAULT(SHARED) para todas las variables utilizadas dentro </text:span><text:span text:style-name="T100">(si bien es el comportamiento por defecto que el estándar OpenMP toma, lo dejamos declarado </text:span><text:span text:style-name="T101">explícitamente</text:span><text:span text:style-name="T100">, no solo p</text:span><text:span text:style-name="T102">o</text:span><text:span text:style-name="T100">r legibilidad, sino para evitar que una implementación extraña de OpenMP de un compilador genere resultados incorrectos, </text:span><text:span text:style-name="T101">por ejemplo con la </text:span><text:span text:style-name="T103">variable</text:span><text:span text:style-name="T101"> </text:span><text:span text:style-name="T86">“cero”</text:span><text:span text:style-name="T101"> que vimos en el problema </text:span><text:span text:style-name="T98">explicado previamente en esta misma sección</text:span><text:span text:style-name="T100">).</text:span></text:p>
      <text:p text:style-name="P106"/>
      <text:p text:style-name="P102">!$OMP PARALLEL <text:span text:style-name="T112">DEFAULT(SHARED)</text:span></text:p>
      <text:p text:style-name="P102">!$OMP DO</text:p>
      <text:p text:style-name="P102"/>
      <text:p text:style-name="P104">[bucle paralelizado]</text:p>
      <text:p text:style-name="P104"/>
      <text:p text:style-name="P102">!$OMP END DO</text:p>
      <text:p text:style-name="P97">!$OMP END PARALLEL</text:p>
      <text:p text:style-name="P117"/>
      <text:p text:style-name="P106">Con esta definición tenemos que todas las variables (arrays y variables comunes) serán compartidas por todos los threads. </text:p>
      <text:p text:style-name="P120"><text:span text:style-name="T108">Analizando</text:span><text:span text:style-name="T97"> mas fino, </text:span><text:span text:style-name="T108">vemos</text:span><text:span text:style-name="T97"> que hay variables que necesitan </text:span><text:span text:style-name="T104">definirse privadas de cada thread, </text:span><text:span text:style-name="T100">principalmente la variable </text:span><text:span text:style-name="T87">dist2</text:span><text:span text:style-name="T100"> que es calculada dentro de cada thread en cada una de las iteraciones. </text:span><text:span text:style-name="T102">S</text:span><text:span text:style-name="T100">i fuera una variable compartida </text:span><text:span text:style-name="T101">todos los threads escribirían en ella en cualquier orden llevando a resultados erróneos. Solo para ejemplificar </text:span><text:span text:style-name="T98">supongamos que el thread 1 calcula la variable </text:span><text:span text:style-name="T88">dist2</text:span><text:span text:style-name="T98"> en una iteración, </text:span><text:span text:style-name="T105">luego escribe el valor de </text:span><text:span text:style-name="T89">dista(ik)</text:span><text:span text:style-name="T105"> con </text:span><text:span text:style-name="T89">dist2</text:span><text:span text:style-name="T105">, en ese momento el thread 4 calcula y escribe </text:span><text:span text:style-name="T89">dist2</text:span><text:span text:style-name="T105">, cuando el thread 1 va a escribir el valor de </text:span><text:span text:style-name="T89">denom(ik)</text:span><text:span text:style-name="T105">, </text:span><text:span text:style-name="T89">dist2</text:span><text:span text:style-name="T105"> ya tiene un valor completamente distinto al que había calculado el thread 1 previamente. </text:span><text:span text:style-name="T108">Por esto declaramos a dist2 como PRIVATE.</text:span></text:p>
      <text:p text:style-name="P121"><text:span text:style-name="T105">P</text:span><text:span text:style-name="T97">ara evitar un problema similar al de la variable “cero” decidimos declarar las variables de control ir y npa, </text:span><text:span text:style-name="T106">y la variable ncapa</text:span><text:span text:style-name="T97"> como FIRSTPRIVATE, de manera que sean privadas de cada thread y tengan desde el principio su valor </text:span><text:span text:style-name="T108">original</text:span><text:span text:style-name="T97">.</text:span></text:p>
      <text:p text:style-name="P107">El código queda como vemos en la figura 3.4.2.zz</text:p>
      <text:p text:style-name="P107"/>
      <text:p text:style-name="P102">!$OMP PARALLEL <text:span text:style-name="T112">DEFAULT(SHARED)</text:span></text:p>
      <text:p text:style-name="P102">!$OMP DO <text:span text:style-name="T113">FIRSTPRIVATE(ir,npa,ncapa) PRIVATE(dist2)</text:span></text:p>
      <text:p text:style-name="P102"/>
      <text:p text:style-name="P104"><text:soft-page-break/>[bucle paralelizado]</text:p>
      <text:p text:style-name="P104"/>
      <text:p text:style-name="P102">!$OMP END DO</text:p>
      <text:p text:style-name="P97">!$OMP END PARALLEL</text:p>
      <text:p text:style-name="P108"/>
      <text:p text:style-name="P148">Luego de estos cambios,<text:span text:style-name="T148"> la ejecución del nuevo código d</text:span>io<text:span text:style-name="T148"> resultados correctos comparados con la ejecución original. </text:span>De esta manera paralelizamos<text:span text:style-name="T148"> parte del bloque de código que más tiempo consumía de toda la aplicación. En el capitulo 4 podremos ver la comparativa de tiempos de cada uno de los códigos.</text:span></text:p>
      <text:p text:style-name="P109"/>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7T19:20:09.944000000</meta:creation-date>
    <dc:date>2016-07-31T16:38:23.152000000</dc:date>
    <meta:editing-duration>PT8H35M38S</meta:editing-duration>
    <meta:editing-cycles>43</meta:editing-cycles>
    <meta:generator>LibreOffice/5.1.4.2$Windows_x86 LibreOffice_project/f99d75f39f1c57ebdd7ffc5f42867c12031db97a</meta:generator>
    <meta:document-statistic meta:table-count="0" meta:image-count="0" meta:object-count="0" meta:page-count="16" meta:paragraph-count="340" meta:word-count="6810" meta:character-count="44065" meta:non-whitespace-character-count="36120"/>
  </office:meta>
</office:document-meta>
</file>